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星5武器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8</text:p>
          </table:table-cell>
          <table:table-cell office:value-type="string" calcext:value-type="string">
            <text:p>gamewith</text:p>
          </table:table-cell>
          <table:table-cell office:value-type="string" calcext:value-type="string">
            <text:p>AtoB</text:p>
          </table:table-cell>
          <table:table-cell office:value-type="string" calcext:value-type="string">
            <text:p>BtoA</text:p>
          </table:table-cell>
          <table:table-cell/>
          <table:table-cell table:style-name="ce2" office:value-type="string" calcext:value-type="string">
            <text:p>星海の天球儀</text:p>
          </table:table-cell>
        </table:table-row>
        <table:table-row table:style-name="ro1">
          <table:table-cell office:value-type="string" calcext:value-type="string">
            <text:p>しんぴの水晶</text:p>
          </table:table-cell>
          <table:table-cell table:style-name="ce2" office:value-type="string" calcext:value-type="string">
            <text:p>はぐれメタルの剣【錬】</text:p>
          </table:table-cell>
          <table:table-cell table:formula="of:=VLOOKUP([.A3];[.B:.B];1;0)" office:value-type="string" office:string-value="しんぴの水晶" calcext:value-type="string">
            <text:p>しんぴの水晶</text:p>
          </table:table-cell>
          <table:table-cell table:formula="of:=VLOOKUP([.B3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しんぴの水晶</text:p>
          </table:table-cell>
        </table:table-row>
        <table:table-row table:style-name="ro1">
          <table:table-cell office:value-type="string" calcext:value-type="string">
            <text:p>ラーミアのムチ</text:p>
          </table:table-cell>
          <table:table-cell table:style-name="ce2" office:value-type="string" calcext:value-type="string">
            <text:p>きせきのつるぎ【錬】</text:p>
          </table:table-cell>
          <table:table-cell table:formula="of:=VLOOKUP([.A4];[.B:.B];1;0)" office:value-type="string" office:string-value="ラーミアのムチ" calcext:value-type="string">
            <text:p>ラーミアのムチ</text:p>
          </table:table-cell>
          <table:table-cell table:formula="of:=VLOOKUP([.B4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ラーミアのムチ</text:p>
          </table:table-cell>
        </table:table-row>
        <table:table-row table:style-name="ro1">
          <table:table-cell office:value-type="string" calcext:value-type="string">
            <text:p>グリザードの鋭牙</text:p>
          </table:table-cell>
          <table:table-cell table:style-name="ce2" office:value-type="string" calcext:value-type="string">
            <text:p>はやぶさの剣・改【錬】</text:p>
          </table:table-cell>
          <table:table-cell table:formula="of:=VLOOKUP([.A5];[.B:.B];1;0)" office:value-type="string" office:string-value="グリザードの鋭牙" calcext:value-type="string">
            <text:p>グリザードの鋭牙</text:p>
          </table:table-cell>
          <table:table-cell table:formula="of:=VLOOKUP([.B5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グリザードの鋭牙</text:p>
          </table:table-cell>
        </table:table-row>
        <table:table-row table:style-name="ro1">
          <table:table-cell table:style-name="ce1" office:value-type="string" calcext:value-type="string">
            <text:p>エスタークの魔杖</text:p>
          </table:table-cell>
          <table:table-cell table:style-name="ce2" office:value-type="string" calcext:value-type="string">
            <text:p>はやぶさの剣【錬】</text:p>
          </table:table-cell>
          <table:table-cell table:formula="of:=VLOOKUP([.A6];[.B:.B];1;0)" office:value-type="string" office:string-value="" calcext:value-type="error">
            <text:p>#N/A</text:p>
          </table:table-cell>
          <table:table-cell table:formula="of:=VLOOKUP([.B6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如意棒</text:p>
          </table:table-cell>
        </table:table-row>
        <table:table-row table:style-name="ro1">
          <table:table-cell office:value-type="string" calcext:value-type="string">
            <text:p>如意棒</text:p>
          </table:table-cell>
          <table:table-cell table:style-name="ce2" office:value-type="string" calcext:value-type="string">
            <text:p>はがねのつるぎ【錬】</text:p>
          </table:table-cell>
          <table:table-cell table:formula="of:=VLOOKUP([.A7];[.B:.B];1;0)" office:value-type="string" office:string-value="如意棒" calcext:value-type="string">
            <text:p>如意棒</text:p>
          </table:table-cell>
          <table:table-cell table:formula="of:=VLOOKUP([.B7];[.A:.A];1;0)" office:value-type="string" office:string-value="" calcext:value-type="error">
            <text:p>#N/A</text:p>
          </table:table-cell>
          <table:table-cell/>
          <table:table-cell table:style-name="ce2" office:value-type="string" calcext:value-type="string">
            <text:p>賢者リーザスのつえ</text:p>
          </table:table-cell>
        </table:table-row>
        <table:table-row table:style-name="ro1">
          <table:table-cell office:value-type="string" calcext:value-type="string">
            <text:p>ケキちゃん</text:p>
          </table:table-cell>
          <table:table-cell office:value-type="string" calcext:value-type="string">
            <text:p>八竜神の剣</text:p>
          </table:table-cell>
          <table:table-cell table:formula="of:=VLOOKUP([.A8];[.B:.B];1;0)" office:value-type="string" office:string-value="ケキちゃん" calcext:value-type="string">
            <text:p>ケキちゃん</text:p>
          </table:table-cell>
          <table:table-cell table:formula="of:=VLOOKUP([.B8];[.A:.A];1;0)" office:value-type="string" office:string-value="八竜神の剣" calcext:value-type="string">
            <text:p>八竜神の剣</text:p>
          </table:table-cell>
          <table:table-cell/>
          <table:table-cell table:style-name="ce2" office:value-type="string" calcext:value-type="string">
            <text:p>エスタークの魔刃</text:p>
          </table:table-cell>
        </table:table-row>
        <table:table-row table:style-name="ro1">
          <table:table-cell office:value-type="string" calcext:value-type="string">
            <text:p>八竜神の剣</text:p>
          </table:table-cell>
          <table:table-cell table:style-name="ce2" office:value-type="string" calcext:value-type="string">
            <text:p>エスタークの魔刃</text:p>
          </table:table-cell>
          <table:table-cell table:formula="of:=VLOOKUP([.A9];[.B:.B];1;0)" office:value-type="string" office:string-value="八竜神の剣" calcext:value-type="string">
            <text:p>八竜神の剣</text:p>
          </table:table-cell>
          <table:table-cell table:formula="of:=VLOOKUP([.B9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ケキちゃん</text:p>
          </table:table-cell>
        </table:table-row>
        <table:table-row table:style-name="ro1">
          <table:table-cell office:value-type="string" calcext:value-type="string">
            <text:p>神鳥の翼斧</text:p>
          </table:table-cell>
          <table:table-cell office:value-type="string" calcext:value-type="string">
            <text:p>女神セレシアのつるぎ</text:p>
          </table:table-cell>
          <table:table-cell table:formula="of:=VLOOKUP([.A10];[.B:.B];1;0)" office:value-type="string" office:string-value="神鳥の翼斧" calcext:value-type="string">
            <text:p>神鳥の翼斧</text:p>
          </table:table-cell>
          <table:table-cell table:formula="of:=VLOOKUP([.B10];[.A:.A];1;0)" office:value-type="string" office:string-value="女神セレシアのつるぎ" calcext:value-type="string">
            <text:p>女神セレシアのつるぎ</text:p>
          </table:table-cell>
          <table:table-cell/>
          <table:table-cell office:value-type="string" calcext:value-type="string">
            <text:p>八竜神の剣</text:p>
          </table:table-cell>
        </table:table-row>
        <table:table-row table:style-name="ro1">
          <table:table-cell office:value-type="string" calcext:value-type="string">
            <text:p>竜神王の杖</text:p>
          </table:table-cell>
          <table:table-cell office:value-type="string" calcext:value-type="string">
            <text:p>メダルキングの剣</text:p>
          </table:table-cell>
          <table:table-cell table:formula="of:=VLOOKUP([.A11];[.B:.B];1;0)" office:value-type="string" office:string-value="竜神王の杖" calcext:value-type="string">
            <text:p>竜神王の杖</text:p>
          </table:table-cell>
          <table:table-cell table:formula="of:=VLOOKUP([.B11];[.A:.A];1;0)" office:value-type="string" office:string-value="メダルキングの剣" calcext:value-type="string">
            <text:p>メダルキングの剣</text:p>
          </table:table-cell>
          <table:table-cell/>
          <table:table-cell office:value-type="string" calcext:value-type="string">
            <text:p>神鳥の翼斧</text:p>
          </table:table-cell>
        </table:table-row>
        <table:table-row table:style-name="ro1">
          <table:table-cell office:value-type="string" calcext:value-type="string">
            <text:p>ブルフィオーレ</text:p>
          </table:table-cell>
          <table:table-cell office:value-type="string" calcext:value-type="string">
            <text:p>ゾンビキラー</text:p>
          </table:table-cell>
          <table:table-cell table:formula="of:=VLOOKUP([.A12];[.B:.B];1;0)" office:value-type="string" office:string-value="ブルフィオーレ" calcext:value-type="string">
            <text:p>ブルフィオーレ</text:p>
          </table:table-cell>
          <table:table-cell table:formula="of:=VLOOKUP([.B12];[.A:.A];1;0)" office:value-type="string" office:string-value="ゾンビキラー" calcext:value-type="string">
            <text:p>ゾンビキラー</text:p>
          </table:table-cell>
          <table:table-cell/>
          <table:table-cell office:value-type="string" calcext:value-type="string">
            <text:p>竜神王の杖</text:p>
          </table:table-cell>
        </table:table-row>
        <table:table-row table:style-name="ro1">
          <table:table-cell office:value-type="string" calcext:value-type="string">
            <text:p>神喰らいの大剣</text:p>
          </table:table-cell>
          <table:table-cell office:value-type="string" calcext:value-type="string">
            <text:p>テリーの剣</text:p>
          </table:table-cell>
          <table:table-cell table:formula="of:=VLOOKUP([.A13];[.B:.B];1;0)" office:value-type="string" office:string-value="神喰らいの大剣" calcext:value-type="string">
            <text:p>神喰らいの大剣</text:p>
          </table:table-cell>
          <table:table-cell table:formula="of:=VLOOKUP([.B13];[.A:.A];1;0)" office:value-type="string" office:string-value="テリーの剣" calcext:value-type="string">
            <text:p>テリーの剣</text:p>
          </table:table-cell>
          <table:table-cell/>
          <table:table-cell office:value-type="string" calcext:value-type="string">
            <text:p>ブルフィオーレ</text:p>
          </table:table-cell>
        </table:table-row>
        <table:table-row table:style-name="ro1">
          <table:table-cell office:value-type="string" calcext:value-type="string">
            <text:p>白き英雄の旗槍</text:p>
          </table:table-cell>
          <table:table-cell office:value-type="string" calcext:value-type="string">
            <text:p>らいめいのけん</text:p>
          </table:table-cell>
          <table:table-cell table:formula="of:=VLOOKUP([.A14];[.B:.B];1;0)" office:value-type="string" office:string-value="白き英雄の旗槍" calcext:value-type="string">
            <text:p>白き英雄の旗槍</text:p>
          </table:table-cell>
          <table:table-cell table:formula="of:=VLOOKUP([.B14];[.A:.A];1;0)" office:value-type="string" office:string-value="らいめいのけん" calcext:value-type="string">
            <text:p>らいめいのけん</text:p>
          </table:table-cell>
          <table:table-cell/>
          <table:table-cell office:value-type="string" calcext:value-type="string">
            <text:p>神喰らいの大剣</text:p>
          </table:table-cell>
        </table:table-row>
        <table:table-row table:style-name="ro1">
          <table:table-cell office:value-type="string" calcext:value-type="string">
            <text:p>ぷにぷに肉球ロッド</text:p>
          </table:table-cell>
          <table:table-cell office:value-type="string" calcext:value-type="string">
            <text:p>魔力の宝剣</text:p>
          </table:table-cell>
          <table:table-cell table:formula="of:=VLOOKUP([.A15];[.B:.B];1;0)" office:value-type="string" office:string-value="ぷにぷに肉球ロッド" calcext:value-type="string">
            <text:p>ぷにぷに肉球ロッド</text:p>
          </table:table-cell>
          <table:table-cell table:formula="of:=VLOOKUP([.B15];[.A:.A];1;0)" office:value-type="string" office:string-value="魔力の宝剣" calcext:value-type="string">
            <text:p>魔力の宝剣</text:p>
          </table:table-cell>
          <table:table-cell/>
          <table:table-cell office:value-type="string" calcext:value-type="string">
            <text:p>白き英雄の旗槍</text:p>
          </table:table-cell>
        </table:table-row>
        <table:table-row table:style-name="ro1">
          <table:table-cell table:style-name="ce1" office:value-type="string" calcext:value-type="string">
            <text:p>妖精の円舞輪</text:p>
          </table:table-cell>
          <table:table-cell office:value-type="string" calcext:value-type="string">
            <text:p>ぎんがのつるぎ</text:p>
          </table:table-cell>
          <table:table-cell table:formula="of:=VLOOKUP([.A16];[.B:.B];1;0)" office:value-type="string" office:string-value="" calcext:value-type="error">
            <text:p>#N/A</text:p>
          </table:table-cell>
          <table:table-cell table:formula="of:=VLOOKUP([.B16];[.A:.A];1;0)" office:value-type="string" office:string-value="ぎんがのつるぎ" calcext:value-type="string">
            <text:p>ぎんがのつるぎ</text:p>
          </table:table-cell>
          <table:table-cell/>
          <table:table-cell office:value-type="string" calcext:value-type="string">
            <text:p>ぷにぷに肉球ロッド</text:p>
          </table:table-cell>
        </table:table-row>
        <table:table-row table:style-name="ro1">
          <table:table-cell office:value-type="string" calcext:value-type="string">
            <text:p>闇はらう光の大剣</text:p>
          </table:table-cell>
          <table:table-cell office:value-type="string" calcext:value-type="string">
            <text:p>ラミアスのつるぎ</text:p>
          </table:table-cell>
          <table:table-cell table:formula="of:=VLOOKUP([.A17];[.B:.B];1;0)" office:value-type="string" office:string-value="闇はらう光の大剣" calcext:value-type="string">
            <text:p>闇はらう光の大剣</text:p>
          </table:table-cell>
          <table:table-cell table:formula="of:=VLOOKUP([.B17];[.A:.A];1;0)" office:value-type="string" office:string-value="ラミアスのつるぎ" calcext:value-type="string">
            <text:p>ラミアスのつるぎ</text:p>
          </table:table-cell>
          <table:table-cell/>
          <table:table-cell office:value-type="string" calcext:value-type="string">
            <text:p>闇はらう光の大剣</text:p>
          </table:table-cell>
        </table:table-row>
        <table:table-row table:style-name="ro1">
          <table:table-cell office:value-type="string" calcext:value-type="string">
            <text:p>やみのころもの黒炎</text:p>
          </table:table-cell>
          <table:table-cell office:value-type="string" calcext:value-type="string">
            <text:p>魔剣士の片手剣</text:p>
          </table:table-cell>
          <table:table-cell table:formula="of:=VLOOKUP([.A18];[.B:.B];1;0)" office:value-type="string" office:string-value="やみのころもの黒炎" calcext:value-type="string">
            <text:p>やみのころもの黒炎</text:p>
          </table:table-cell>
          <table:table-cell table:formula="of:=VLOOKUP([.B18];[.A:.A];1;0)" office:value-type="string" office:string-value="魔剣士の片手剣" calcext:value-type="string">
            <text:p>魔剣士の片手剣</text:p>
          </table:table-cell>
          <table:table-cell/>
          <table:table-cell office:value-type="string" calcext:value-type="string">
            <text:p>やみのころもの黒炎</text:p>
          </table:table-cell>
        </table:table-row>
        <table:table-row table:style-name="ro1">
          <table:table-cell office:value-type="string" calcext:value-type="string">
            <text:p>メタルキングの大剣</text:p>
          </table:table-cell>
          <table:table-cell office:value-type="string" calcext:value-type="string">
            <text:p>真魔剛竜剣</text:p>
          </table:table-cell>
          <table:table-cell table:formula="of:=VLOOKUP([.A19];[.B:.B];1;0)" office:value-type="string" office:string-value="メタルキングの大剣" calcext:value-type="string">
            <text:p>メタルキングの大剣</text:p>
          </table:table-cell>
          <table:table-cell table:formula="of:=VLOOKUP([.B19];[.A:.A];1;0)" office:value-type="string" office:string-value="真魔剛竜剣" calcext:value-type="string">
            <text:p>真魔剛竜剣</text:p>
          </table:table-cell>
          <table:table-cell/>
          <table:table-cell office:value-type="string" calcext:value-type="string">
            <text:p>メタルキングの大剣</text:p>
          </table:table-cell>
        </table:table-row>
        <table:table-row table:style-name="ro1">
          <table:table-cell office:value-type="string" calcext:value-type="string">
            <text:p>あまぐもの杖</text:p>
          </table:table-cell>
          <table:table-cell office:value-type="string" calcext:value-type="string">
            <text:p>メタルキングの剣</text:p>
          </table:table-cell>
          <table:table-cell table:formula="of:=VLOOKUP([.A20];[.B:.B];1;0)" office:value-type="string" office:string-value="あまぐもの杖" calcext:value-type="string">
            <text:p>あまぐもの杖</text:p>
          </table:table-cell>
          <table:table-cell table:formula="of:=VLOOKUP([.B20];[.A:.A];1;0)" office:value-type="string" office:string-value="メタルキングの剣" calcext:value-type="string">
            <text:p>メタルキングの剣</text:p>
          </table:table-cell>
          <table:table-cell/>
          <table:table-cell office:value-type="string" calcext:value-type="string">
            <text:p>あまぐもの杖</text:p>
          </table:table-cell>
        </table:table-row>
        <table:table-row table:style-name="ro1">
          <table:table-cell office:value-type="string" calcext:value-type="string">
            <text:p>ラプラスの杖</text:p>
          </table:table-cell>
          <table:table-cell office:value-type="string" calcext:value-type="string">
            <text:p>グランゼドーラの剣</text:p>
          </table:table-cell>
          <table:table-cell table:formula="of:=VLOOKUP([.A21];[.B:.B];1;0)" office:value-type="string" office:string-value="ラプラスの杖" calcext:value-type="string">
            <text:p>ラプラスの杖</text:p>
          </table:table-cell>
          <table:table-cell table:formula="of:=VLOOKUP([.B21];[.A:.A];1;0)" office:value-type="string" office:string-value="グランゼドーラの剣" calcext:value-type="string">
            <text:p>グランゼドーラの剣</text:p>
          </table:table-cell>
          <table:table-cell/>
          <table:table-cell office:value-type="string" calcext:value-type="string">
            <text:p>ラプラスの杖</text:p>
          </table:table-cell>
        </table:table-row>
        <table:table-row table:style-name="ro1">
          <table:table-cell office:value-type="string" calcext:value-type="string">
            <text:p>セイクリッドスタッフ</text:p>
          </table:table-cell>
          <table:table-cell office:value-type="string" calcext:value-type="string">
            <text:p>竜神王のつるぎ</text:p>
          </table:table-cell>
          <table:table-cell table:formula="of:=VLOOKUP([.A22];[.B:.B];1;0)" office:value-type="string" office:string-value="セイクリッドスタッフ" calcext:value-type="string">
            <text:p>セイクリッドスタッフ</text:p>
          </table:table-cell>
          <table:table-cell table:formula="of:=VLOOKUP([.B22];[.A:.A];1;0)" office:value-type="string" office:string-value="竜神王のつるぎ" calcext:value-type="string">
            <text:p>竜神王のつるぎ</text:p>
          </table:table-cell>
          <table:table-cell/>
          <table:table-cell office:value-type="string" calcext:value-type="string">
            <text:p>セイクリッドスタッフ</text:p>
          </table:table-cell>
        </table:table-row>
        <table:table-row table:style-name="ro1">
          <table:table-cell office:value-type="string" calcext:value-type="string">
            <text:p>ピッコロ大魔王の玉座</text:p>
          </table:table-cell>
          <table:table-cell office:value-type="string" calcext:value-type="string">
            <text:p>くさなぎのけん</text:p>
          </table:table-cell>
          <table:table-cell table:formula="of:=VLOOKUP([.A23];[.B:.B];1;0)" office:value-type="string" office:string-value="ピッコロ大魔王の玉座" calcext:value-type="string">
            <text:p>ピッコロ大魔王の玉座</text:p>
          </table:table-cell>
          <table:table-cell table:formula="of:=VLOOKUP([.B23];[.A:.A];1;0)" office:value-type="string" office:string-value="くさなぎのけん" calcext:value-type="string">
            <text:p>くさなぎのけん</text:p>
          </table:table-cell>
          <table:table-cell/>
          <table:table-cell office:value-type="string" calcext:value-type="string">
            <text:p>ピッコロ大魔王の玉座</text:p>
          </table:table-cell>
        </table:table-row>
        <table:table-row table:style-name="ro1">
          <table:table-cell office:value-type="string" calcext:value-type="string">
            <text:p>大太刀・朝神楽</text:p>
          </table:table-cell>
          <table:table-cell office:value-type="string" calcext:value-type="string">
            <text:p>きせきのつるぎ</text:p>
          </table:table-cell>
          <table:table-cell table:formula="of:=VLOOKUP([.A24];[.B:.B];1;0)" office:value-type="string" office:string-value="大太刀・朝神楽" calcext:value-type="string">
            <text:p>大太刀・朝神楽</text:p>
          </table:table-cell>
          <table:table-cell table:formula="of:=VLOOKUP([.B24];[.A:.A];1;0)" office:value-type="string" office:string-value="きせきのつるぎ" calcext:value-type="string">
            <text:p>きせきのつるぎ</text:p>
          </table:table-cell>
          <table:table-cell/>
          <table:table-cell office:value-type="string" calcext:value-type="string">
            <text:p>大太刀・朝神楽</text:p>
          </table:table-cell>
        </table:table-row>
        <table:table-row table:style-name="ro1">
          <table:table-cell table:style-name="ce1" office:value-type="string" calcext:value-type="string">
            <text:p>賢者ローザスのつえ</text:p>
          </table:table-cell>
          <table:table-cell office:value-type="string" calcext:value-type="string">
            <text:p>いなずまの剣</text:p>
          </table:table-cell>
          <table:table-cell table:formula="of:=VLOOKUP([.A25];[.B:.B];1;0)" office:value-type="string" office:string-value="" calcext:value-type="error">
            <text:p>#N/A</text:p>
          </table:table-cell>
          <table:table-cell table:formula="of:=VLOOKUP([.B25];[.A:.A];1;0)" office:value-type="string" office:string-value="いなずまの剣" calcext:value-type="string">
            <text:p>いなずまの剣</text:p>
          </table:table-cell>
          <table:table-cell/>
          <table:table-cell office:value-type="string" calcext:value-type="string">
            <text:p>たいようのおうぎ</text:p>
          </table:table-cell>
        </table:table-row>
        <table:table-row table:style-name="ro1">
          <table:table-cell office:value-type="string" calcext:value-type="string">
            <text:p>たいようのおうぎ</text:p>
          </table:table-cell>
          <table:table-cell office:value-type="string" calcext:value-type="string">
            <text:p>はかいのつるぎ</text:p>
          </table:table-cell>
          <table:table-cell table:formula="of:=VLOOKUP([.A26];[.B:.B];1;0)" office:value-type="string" office:string-value="たいようのおうぎ" calcext:value-type="string">
            <text:p>たいようのおうぎ</text:p>
          </table:table-cell>
          <table:table-cell table:formula="of:=VLOOKUP([.B26];[.A:.A];1;0)" office:value-type="string" office:string-value="はかいのつるぎ" calcext:value-type="string">
            <text:p>はかいのつるぎ</text:p>
          </table:table-cell>
          <table:table-cell/>
          <table:table-cell office:value-type="string" calcext:value-type="string">
            <text:p>オリハルコンの短剣</text:p>
          </table:table-cell>
        </table:table-row>
        <table:table-row table:style-name="ro1">
          <table:table-cell office:value-type="string" calcext:value-type="string">
            <text:p>オリハルコンの短剣</text:p>
          </table:table-cell>
          <table:table-cell office:value-type="string" calcext:value-type="string">
            <text:p>はやぶさの剣</text:p>
          </table:table-cell>
          <table:table-cell table:formula="of:=VLOOKUP([.A27];[.B:.B];1;0)" office:value-type="string" office:string-value="オリハルコンの短剣" calcext:value-type="string">
            <text:p>オリハルコンの短剣</text:p>
          </table:table-cell>
          <table:table-cell table:formula="of:=VLOOKUP([.B27];[.A:.A];1;0)" office:value-type="string" office:string-value="はやぶさの剣" calcext:value-type="string">
            <text:p>はやぶさの剣</text:p>
          </table:table-cell>
          <table:table-cell/>
          <table:table-cell office:value-type="string" calcext:value-type="string">
            <text:p>女神セレシアのつえ</text:p>
          </table:table-cell>
        </table:table-row>
        <table:table-row table:style-name="ro1">
          <table:table-cell office:value-type="string" calcext:value-type="string">
            <text:p>女神セレシアのつえ</text:p>
          </table:table-cell>
          <table:table-cell office:value-type="string" calcext:value-type="string">
            <text:p>ルビスの剣</text:p>
          </table:table-cell>
          <table:table-cell table:formula="of:=VLOOKUP([.A28];[.B:.B];1;0)" office:value-type="string" office:string-value="女神セレシアのつえ" calcext:value-type="string">
            <text:p>女神セレシアのつえ</text:p>
          </table:table-cell>
          <table:table-cell table:formula="of:=VLOOKUP([.B28];[.A:.A];1;0)" office:value-type="string" office:string-value="ルビスの剣" calcext:value-type="string">
            <text:p>ルビスの剣</text:p>
          </table:table-cell>
          <table:table-cell/>
          <table:table-cell office:value-type="string" calcext:value-type="string">
            <text:p>肉球印の大しゃもじ</text:p>
          </table:table-cell>
        </table:table-row>
        <table:table-row table:style-name="ro1">
          <table:table-cell office:value-type="string" calcext:value-type="string">
            <text:p>肉球印の大しゃもじ</text:p>
          </table:table-cell>
          <table:table-cell office:value-type="string" calcext:value-type="string">
            <text:p>キーファの剣</text:p>
          </table:table-cell>
          <table:table-cell table:formula="of:=VLOOKUP([.A29];[.B:.B];1;0)" office:value-type="string" office:string-value="肉球印の大しゃもじ" calcext:value-type="string">
            <text:p>肉球印の大しゃもじ</text:p>
          </table:table-cell>
          <table:table-cell table:formula="of:=VLOOKUP([.B29];[.A:.A];1;0)" office:value-type="string" office:string-value="キーファの剣" calcext:value-type="string">
            <text:p>キーファの剣</text:p>
          </table:table-cell>
          <table:table-cell/>
          <table:table-cell office:value-type="string" calcext:value-type="string">
            <text:p>エンジェルロッド</text:p>
          </table:table-cell>
        </table:table-row>
        <table:table-row table:style-name="ro1">
          <table:table-cell table:style-name="ce1" office:value-type="string" calcext:value-type="string">
            <text:p>星海の天琴</text:p>
          </table:table-cell>
          <table:table-cell office:value-type="string" calcext:value-type="string">
            <text:p>オチェアーノの剣</text:p>
          </table:table-cell>
          <table:table-cell table:formula="of:=VLOOKUP([.A30];[.B:.B];1;0)" office:value-type="string" office:string-value="" calcext:value-type="error">
            <text:p>#N/A</text:p>
          </table:table-cell>
          <table:table-cell table:formula="of:=VLOOKUP([.B30];[.A:.A];1;0)" office:value-type="string" office:string-value="オチェアーノの剣" calcext:value-type="string">
            <text:p>オチェアーノの剣</text:p>
          </table:table-cell>
          <table:table-cell/>
          <table:table-cell office:value-type="string" calcext:value-type="string">
            <text:p>小悪魔セティアのロッド</text:p>
          </table:table-cell>
        </table:table-row>
        <table:table-row table:style-name="ro1">
          <table:table-cell office:value-type="string" calcext:value-type="string">
            <text:p>エンジェルロッド</text:p>
          </table:table-cell>
          <table:table-cell office:value-type="string" calcext:value-type="string">
            <text:p>はぐれメタルの剣</text:p>
          </table:table-cell>
          <table:table-cell table:formula="of:=VLOOKUP([.A31];[.B:.B];1;0)" office:value-type="string" office:string-value="エンジェルロッド" calcext:value-type="string">
            <text:p>エンジェルロッド</text:p>
          </table:table-cell>
          <table:table-cell table:formula="of:=VLOOKUP([.B31];[.A:.A];1;0)" office:value-type="string" office:string-value="はぐれメタルの剣" calcext:value-type="string">
            <text:p>はぐれメタルの剣</text:p>
          </table:table-cell>
          <table:table-cell/>
          <table:table-cell office:value-type="string" calcext:value-type="string">
            <text:p>らいめいのけん</text:p>
          </table:table-cell>
        </table:table-row>
        <table:table-row table:style-name="ro1">
          <table:table-cell office:value-type="string" calcext:value-type="string">
            <text:p>小悪魔セティアのロッド</text:p>
          </table:table-cell>
          <table:table-cell office:value-type="string" calcext:value-type="string">
            <text:p>鎧の魔剣</text:p>
          </table:table-cell>
          <table:table-cell table:formula="of:=VLOOKUP([.A32];[.B:.B];1;0)" office:value-type="string" office:string-value="小悪魔セティアのロッド" calcext:value-type="string">
            <text:p>小悪魔セティアのロッド</text:p>
          </table:table-cell>
          <table:table-cell table:formula="of:=VLOOKUP([.B32];[.A:.A];1;0)" office:value-type="string" office:string-value="鎧の魔剣" calcext:value-type="string">
            <text:p>鎧の魔剣</text:p>
          </table:table-cell>
          <table:table-cell/>
          <table:table-cell office:value-type="string" calcext:value-type="string">
            <text:p>世界樹の天杖【刻】</text:p>
          </table:table-cell>
        </table:table-row>
        <table:table-row table:style-name="ro1">
          <table:table-cell office:value-type="string" calcext:value-type="string">
            <text:p>らいめいのけん</text:p>
          </table:table-cell>
          <table:table-cell office:value-type="string" calcext:value-type="string">
            <text:p>パプニカのナイフ</text:p>
          </table:table-cell>
          <table:table-cell table:formula="of:=VLOOKUP([.A33];[.B:.B];1;0)" office:value-type="string" office:string-value="らいめいのけん" calcext:value-type="string">
            <text:p>らいめいのけん</text:p>
          </table:table-cell>
          <table:table-cell table:formula="of:=VLOOKUP([.B33];[.A:.A];1;0)" office:value-type="string" office:string-value="パプニカのナイフ" calcext:value-type="string">
            <text:p>パプニカのナイフ</text:p>
          </table:table-cell>
          <table:table-cell/>
          <table:table-cell office:value-type="string" calcext:value-type="string">
            <text:p>竜の女王のツメ</text:p>
          </table:table-cell>
        </table:table-row>
        <table:table-row table:style-name="ro1">
          <table:table-cell office:value-type="string" calcext:value-type="string">
            <text:p>世界樹の天杖【刻】</text:p>
          </table:table-cell>
          <table:table-cell office:value-type="string" calcext:value-type="string">
            <text:p>世界樹のつるぎ</text:p>
          </table:table-cell>
          <table:table-cell table:formula="of:=VLOOKUP([.A34];[.B:.B];1;0)" office:value-type="string" office:string-value="世界樹の天杖【刻】" calcext:value-type="string">
            <text:p>世界樹の天杖【刻】</text:p>
          </table:table-cell>
          <table:table-cell table:formula="of:=VLOOKUP([.B34];[.A:.A];1;0)" office:value-type="string" office:string-value="世界樹のつるぎ" calcext:value-type="string">
            <text:p>世界樹のつるぎ</text:p>
          </table:table-cell>
          <table:table-cell/>
          <table:table-cell office:value-type="string" calcext:value-type="string">
            <text:p>サマーメモリー</text:p>
          </table:table-cell>
        </table:table-row>
        <table:table-row table:style-name="ro1">
          <table:table-cell office:value-type="string" calcext:value-type="string">
            <text:p>竜の女王のツメ</text:p>
          </table:table-cell>
          <table:table-cell office:value-type="string" calcext:value-type="string">
            <text:p>ほのおのつるぎ</text:p>
          </table:table-cell>
          <table:table-cell table:formula="of:=VLOOKUP([.A35];[.B:.B];1;0)" office:value-type="string" office:string-value="竜の女王のツメ" calcext:value-type="string">
            <text:p>竜の女王のツメ</text:p>
          </table:table-cell>
          <table:table-cell table:formula="of:=VLOOKUP([.B35];[.A:.A];1;0)" office:value-type="string" office:string-value="ほのおのつるぎ" calcext:value-type="string">
            <text:p>ほのおのつるぎ</text:p>
          </table:table-cell>
          <table:table-cell/>
          <table:table-cell office:value-type="string" calcext:value-type="string">
            <text:p>ルイーダウィップ</text:p>
          </table:table-cell>
        </table:table-row>
        <table:table-row table:style-name="ro1">
          <table:table-cell office:value-type="string" calcext:value-type="string">
            <text:p>サマーメモリー</text:p>
          </table:table-cell>
          <table:table-cell office:value-type="string" calcext:value-type="string">
            <text:p>王家のレイピア</text:p>
          </table:table-cell>
          <table:table-cell table:formula="of:=VLOOKUP([.A36];[.B:.B];1;0)" office:value-type="string" office:string-value="サマーメモリー" calcext:value-type="string">
            <text:p>サマーメモリー</text:p>
          </table:table-cell>
          <table:table-cell table:formula="of:=VLOOKUP([.B36];[.A:.A];1;0)" office:value-type="string" office:string-value="王家のレイピア" calcext:value-type="string">
            <text:p>王家のレイピア</text:p>
          </table:table-cell>
          <table:table-cell/>
          <table:table-cell office:value-type="string" calcext:value-type="string">
            <text:p>女神セレシアのつるぎ</text:p>
          </table:table-cell>
        </table:table-row>
        <table:table-row table:style-name="ro1">
          <table:table-cell office:value-type="string" calcext:value-type="string">
            <text:p>ルイーダウィップ</text:p>
          </table:table-cell>
          <table:table-cell office:value-type="string" calcext:value-type="string">
            <text:p>ガイアのつるぎ</text:p>
          </table:table-cell>
          <table:table-cell table:formula="of:=VLOOKUP([.A37];[.B:.B];1;0)" office:value-type="string" office:string-value="ルイーダウィップ" calcext:value-type="string">
            <text:p>ルイーダウィップ</text:p>
          </table:table-cell>
          <table:table-cell table:formula="of:=VLOOKUP([.B37];[.A:.A];1;0)" office:value-type="string" office:string-value="ガイアのつるぎ" calcext:value-type="string">
            <text:p>ガイアのつるぎ</text:p>
          </table:table-cell>
          <table:table-cell/>
          <table:table-cell office:value-type="string" calcext:value-type="string">
            <text:p>堕天使の棺</text:p>
          </table:table-cell>
        </table:table-row>
        <table:table-row table:style-name="ro1">
          <table:table-cell office:value-type="string" calcext:value-type="string">
            <text:p>女神セレシアのつるぎ</text:p>
          </table:table-cell>
          <table:table-cell office:value-type="string" calcext:value-type="string">
            <text:p>アリアハンの剣</text:p>
          </table:table-cell>
          <table:table-cell table:formula="of:=VLOOKUP([.A38];[.B:.B];1;0)" office:value-type="string" office:string-value="女神セレシアのつるぎ" calcext:value-type="string">
            <text:p>女神セレシアのつるぎ</text:p>
          </table:table-cell>
          <table:table-cell table:formula="of:=VLOOKUP([.B38];[.A:.A];1;0)" office:value-type="string" office:string-value="アリアハンの剣" calcext:value-type="string">
            <text:p>アリアハンの剣</text:p>
          </table:table-cell>
          <table:table-cell/>
          <table:table-cell office:value-type="string" calcext:value-type="string">
            <text:p>魔幻槍</text:p>
          </table:table-cell>
        </table:table-row>
        <table:table-row table:style-name="ro1">
          <table:table-cell office:value-type="string" calcext:value-type="string">
            <text:p>堕天使の棺</text:p>
          </table:table-cell>
          <table:table-cell office:value-type="string" calcext:value-type="string">
            <text:p>王者の剣</text:p>
          </table:table-cell>
          <table:table-cell table:formula="of:=VLOOKUP([.A39];[.B:.B];1;0)" office:value-type="string" office:string-value="堕天使の棺" calcext:value-type="string">
            <text:p>堕天使の棺</text:p>
          </table:table-cell>
          <table:table-cell table:formula="of:=VLOOKUP([.B39];[.A:.A];1;0)" office:value-type="string" office:string-value="王者の剣" calcext:value-type="string">
            <text:p>王者の剣</text:p>
          </table:table-cell>
          <table:table-cell/>
          <table:table-cell office:value-type="string" calcext:value-type="string">
            <text:p>水竜の短剣</text:p>
          </table:table-cell>
        </table:table-row>
        <table:table-row table:style-name="ro1">
          <table:table-cell office:value-type="string" calcext:value-type="string">
            <text:p>魔幻槍</text:p>
          </table:table-cell>
          <table:table-cell table:style-name="ce2" office:value-type="string" calcext:value-type="string">
            <text:p>天空のつるぎ</text:p>
          </table:table-cell>
          <table:table-cell table:formula="of:=VLOOKUP([.A40];[.B:.B];1;0)" office:value-type="string" office:string-value="魔幻槍" calcext:value-type="string">
            <text:p>魔幻槍</text:p>
          </table:table-cell>
          <table:table-cell table:formula="of:=VLOOKUP([.B40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ホイポイカプセル</text:p>
          </table:table-cell>
        </table:table-row>
        <table:table-row table:style-name="ro1">
          <table:table-cell office:value-type="string" calcext:value-type="string">
            <text:p>水竜の短剣</text:p>
          </table:table-cell>
          <table:table-cell office:value-type="string" calcext:value-type="string">
            <text:p>ロトのつるぎ</text:p>
          </table:table-cell>
          <table:table-cell table:formula="of:=VLOOKUP([.A41];[.B:.B];1;0)" office:value-type="string" office:string-value="水竜の短剣" calcext:value-type="string">
            <text:p>水竜の短剣</text:p>
          </table:table-cell>
          <table:table-cell table:formula="of:=VLOOKUP([.B41];[.A:.A];1;0)" office:value-type="string" office:string-value="ロトのつるぎ" calcext:value-type="string">
            <text:p>ロトのつるぎ</text:p>
          </table:table-cell>
          <table:table-cell/>
          <table:table-cell office:value-type="string" calcext:value-type="string">
            <text:p>ふしぎなタンバリン</text:p>
          </table:table-cell>
        </table:table-row>
        <table:table-row table:style-name="ro1">
          <table:table-cell office:value-type="string" calcext:value-type="string">
            <text:p>ホイポイカプセル</text:p>
          </table:table-cell>
          <table:table-cell office:value-type="string" calcext:value-type="string">
            <text:p>メタスラの剣</text:p>
          </table:table-cell>
          <table:table-cell table:formula="of:=VLOOKUP([.A42];[.B:.B];1;0)" office:value-type="string" office:string-value="ホイポイカプセル" calcext:value-type="string">
            <text:p>ホイポイカプセル</text:p>
          </table:table-cell>
          <table:table-cell table:formula="of:=VLOOKUP([.B42];[.A:.A];1;0)" office:value-type="string" office:string-value="メタスラの剣" calcext:value-type="string">
            <text:p>メタスラの剣</text:p>
          </table:table-cell>
          <table:table-cell/>
          <table:table-cell office:value-type="string" calcext:value-type="string">
            <text:p>クリフトの聖杖</text:p>
          </table:table-cell>
        </table:table-row>
        <table:table-row table:style-name="ro1">
          <table:table-cell office:value-type="string" calcext:value-type="string">
            <text:p>ふしぎなタンバリン</text:p>
          </table:table-cell>
          <table:table-cell table:style-name="ce1" office:value-type="string" calcext:value-type="string">
            <text:p>名刀 斬鉄丸</text:p>
          </table:table-cell>
          <table:table-cell table:formula="of:=VLOOKUP([.A43];[.B:.B];1;0)" office:value-type="string" office:string-value="ふしぎなタンバリン" calcext:value-type="string">
            <text:p>ふしぎなタンバリン</text:p>
          </table:table-cell>
          <table:table-cell table:formula="of:=VLOOKUP([.B43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ウロボロスのつえ</text:p>
          </table:table-cell>
        </table:table-row>
        <table:table-row table:style-name="ro1">
          <table:table-cell office:value-type="string" calcext:value-type="string">
            <text:p>クリフトの聖杖</text:p>
          </table:table-cell>
          <table:table-cell table:style-name="ce2" office:value-type="string" calcext:value-type="string">
            <text:p>はおうのオノ【錬】</text:p>
          </table:table-cell>
          <table:table-cell table:formula="of:=VLOOKUP([.A44];[.B:.B];1;0)" office:value-type="string" office:string-value="クリフトの聖杖" calcext:value-type="string">
            <text:p>クリフトの聖杖</text:p>
          </table:table-cell>
          <table:table-cell table:formula="of:=VLOOKUP([.B44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カルベロビュート</text:p>
          </table:table-cell>
        </table:table-row>
        <table:table-row table:style-name="ro1">
          <table:table-cell office:value-type="string" calcext:value-type="string">
            <text:p>ウロボロスのつえ</text:p>
          </table:table-cell>
          <table:table-cell table:style-name="ce2" office:value-type="string" calcext:value-type="string">
            <text:p>キングアックス【錬】</text:p>
          </table:table-cell>
          <table:table-cell table:formula="of:=VLOOKUP([.A45];[.B:.B];1;0)" office:value-type="string" office:string-value="ウロボロスのつえ" calcext:value-type="string">
            <text:p>ウロボロスのつえ</text:p>
          </table:table-cell>
          <table:table-cell table:formula="of:=VLOOKUP([.B45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ぎんがのつるぎ</text:p>
          </table:table-cell>
        </table:table-row>
        <table:table-row table:style-name="ro1">
          <table:table-cell office:value-type="string" calcext:value-type="string">
            <text:p>カルベロビュート</text:p>
          </table:table-cell>
          <table:table-cell table:style-name="ce2" office:value-type="string" calcext:value-type="string">
            <text:p>グレートアックス【錬】</text:p>
          </table:table-cell>
          <table:table-cell table:formula="of:=VLOOKUP([.A46];[.B:.B];1;0)" office:value-type="string" office:string-value="カルベロビュート" calcext:value-type="string">
            <text:p>カルベロビュート</text:p>
          </table:table-cell>
          <table:table-cell table:formula="of:=VLOOKUP([.B46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闇竜のキバ</text:p>
          </table:table-cell>
        </table:table-row>
        <table:table-row table:style-name="ro1">
          <table:table-cell office:value-type="string" calcext:value-type="string">
            <text:p>ぎんがのつるぎ</text:p>
          </table:table-cell>
          <table:table-cell table:style-name="ce2" office:value-type="string" calcext:value-type="string">
            <text:p>バトルアックス【錬】</text:p>
          </table:table-cell>
          <table:table-cell table:formula="of:=VLOOKUP([.A47];[.B:.B];1;0)" office:value-type="string" office:string-value="ぎんがのつるぎ" calcext:value-type="string">
            <text:p>ぎんがのつるぎ</text:p>
          </table:table-cell>
          <table:table-cell table:formula="of:=VLOOKUP([.B47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ゴールデンクレイモア</text:p>
          </table:table-cell>
        </table:table-row>
        <table:table-row table:style-name="ro1">
          <table:table-cell office:value-type="string" calcext:value-type="string">
            <text:p>闇竜のキバ</text:p>
          </table:table-cell>
          <table:table-cell table:style-name="ce2" office:value-type="string" calcext:value-type="string">
            <text:p>ライトアックス【錬】</text:p>
          </table:table-cell>
          <table:table-cell table:formula="of:=VLOOKUP([.A48];[.B:.B];1;0)" office:value-type="string" office:string-value="闇竜のキバ" calcext:value-type="string">
            <text:p>闇竜のキバ</text:p>
          </table:table-cell>
          <table:table-cell table:formula="of:=VLOOKUP([.B48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魔力の宝剣</text:p>
          </table:table-cell>
        </table:table-row>
        <table:table-row table:style-name="ro1">
          <table:table-cell office:value-type="string" calcext:value-type="string">
            <text:p>ゴールデンクレイモア</text:p>
          </table:table-cell>
          <table:table-cell office:value-type="string" calcext:value-type="string">
            <text:p>神鳥の翼斧</text:p>
          </table:table-cell>
          <table:table-cell table:formula="of:=VLOOKUP([.A49];[.B:.B];1;0)" office:value-type="string" office:string-value="ゴールデンクレイモア" calcext:value-type="string">
            <text:p>ゴールデンクレイモア</text:p>
          </table:table-cell>
          <table:table-cell table:formula="of:=VLOOKUP([.B49];[.A:.A];1;0)" office:value-type="string" office:string-value="神鳥の翼斧" calcext:value-type="string">
            <text:p>神鳥の翼斧</text:p>
          </table:table-cell>
          <table:table-cell/>
          <table:table-cell office:value-type="string" calcext:value-type="string">
            <text:p>はかいのてっきゅう</text:p>
          </table:table-cell>
        </table:table-row>
        <table:table-row table:style-name="ro1">
          <table:table-cell office:value-type="string" calcext:value-type="string">
            <text:p>魔力の宝剣</text:p>
          </table:table-cell>
          <table:table-cell office:value-type="string" calcext:value-type="string">
            <text:p>堕天使の棺</text:p>
          </table:table-cell>
          <table:table-cell table:formula="of:=VLOOKUP([.A50];[.B:.B];1;0)" office:value-type="string" office:string-value="魔力の宝剣" calcext:value-type="string">
            <text:p>魔力の宝剣</text:p>
          </table:table-cell>
          <table:table-cell table:formula="of:=VLOOKUP([.B50];[.A:.A];1;0)" office:value-type="string" office:string-value="堕天使の棺" calcext:value-type="string">
            <text:p>堕天使の棺</text:p>
          </table:table-cell>
          <table:table-cell/>
          <table:table-cell office:value-type="string" calcext:value-type="string">
            <text:p>天使の断頭台</text:p>
          </table:table-cell>
        </table:table-row>
        <table:table-row table:style-name="ro1">
          <table:table-cell office:value-type="string" calcext:value-type="string">
            <text:p>はかいのてっきゅう</text:p>
          </table:table-cell>
          <table:table-cell office:value-type="string" calcext:value-type="string">
            <text:p>まじんのオノ</text:p>
          </table:table-cell>
          <table:table-cell table:formula="of:=VLOOKUP([.A51];[.B:.B];1;0)" office:value-type="string" office:string-value="はかいのてっきゅう" calcext:value-type="string">
            <text:p>はかいのてっきゅう</text:p>
          </table:table-cell>
          <table:table-cell table:formula="of:=VLOOKUP([.B51];[.A:.A];1;0)" office:value-type="string" office:string-value="まじんのオノ" calcext:value-type="string">
            <text:p>まじんのオノ</text:p>
          </table:table-cell>
          <table:table-cell/>
          <table:table-cell office:value-type="string" calcext:value-type="string">
            <text:p>ゾンビキラー</text:p>
          </table:table-cell>
        </table:table-row>
        <table:table-row table:style-name="ro1">
          <table:table-cell office:value-type="string" calcext:value-type="string">
            <text:p>天使の断頭台</text:p>
          </table:table-cell>
          <table:table-cell office:value-type="string" calcext:value-type="string">
            <text:p>ドランゴの闘斧</text:p>
          </table:table-cell>
          <table:table-cell table:formula="of:=VLOOKUP([.A52];[.B:.B];1;0)" office:value-type="string" office:string-value="天使の断頭台" calcext:value-type="string">
            <text:p>天使の断頭台</text:p>
          </table:table-cell>
          <table:table-cell table:formula="of:=VLOOKUP([.B52];[.A:.A];1;0)" office:value-type="string" office:string-value="ドランゴの闘斧" calcext:value-type="string">
            <text:p>ドランゴの闘斧</text:p>
          </table:table-cell>
          <table:table-cell/>
          <table:table-cell office:value-type="string" calcext:value-type="string">
            <text:p>まじんのオノ</text:p>
          </table:table-cell>
        </table:table-row>
        <table:table-row table:style-name="ro1">
          <table:table-cell office:value-type="string" calcext:value-type="string">
            <text:p>ゾンビキラー</text:p>
          </table:table-cell>
          <table:table-cell office:value-type="string" calcext:value-type="string">
            <text:p>天使の断頭台</text:p>
          </table:table-cell>
          <table:table-cell table:formula="of:=VLOOKUP([.A53];[.B:.B];1;0)" office:value-type="string" office:string-value="ゾンビキラー" calcext:value-type="string">
            <text:p>ゾンビキラー</text:p>
          </table:table-cell>
          <table:table-cell table:formula="of:=VLOOKUP([.B53];[.A:.A];1;0)" office:value-type="string" office:string-value="天使の断頭台" calcext:value-type="string">
            <text:p>天使の断頭台</text:p>
          </table:table-cell>
          <table:table-cell/>
          <table:table-cell office:value-type="string" calcext:value-type="string">
            <text:p>蜃気楼</text:p>
          </table:table-cell>
        </table:table-row>
        <table:table-row table:style-name="ro1">
          <table:table-cell office:value-type="string" calcext:value-type="string">
            <text:p>まじんのオノ</text:p>
          </table:table-cell>
          <table:table-cell office:value-type="string" calcext:value-type="string">
            <text:p>スラリン・ギア</text:p>
          </table:table-cell>
          <table:table-cell table:formula="of:=VLOOKUP([.A54];[.B:.B];1;0)" office:value-type="string" office:string-value="まじんのオノ" calcext:value-type="string">
            <text:p>まじんのオノ</text:p>
          </table:table-cell>
          <table:table-cell table:formula="of:=VLOOKUP([.B54];[.A:.A];1;0)" office:value-type="string" office:string-value="スラリン・ギア" calcext:value-type="string">
            <text:p>スラリン・ギア</text:p>
          </table:table-cell>
          <table:table-cell/>
          <table:table-cell office:value-type="string" calcext:value-type="string">
            <text:p>グリンガムの三竜鞭</text:p>
          </table:table-cell>
        </table:table-row>
        <table:table-row table:style-name="ro1">
          <table:table-cell office:value-type="string" calcext:value-type="string">
            <text:p>蜃気楼</text:p>
          </table:table-cell>
          <table:table-cell office:value-type="string" calcext:value-type="string">
            <text:p>まじんのかなづち</text:p>
          </table:table-cell>
          <table:table-cell table:formula="of:=VLOOKUP([.A55];[.B:.B];1;0)" office:value-type="string" office:string-value="蜃気楼" calcext:value-type="string">
            <text:p>蜃気楼</text:p>
          </table:table-cell>
          <table:table-cell table:formula="of:=VLOOKUP([.B55];[.A:.A];1;0)" office:value-type="string" office:string-value="まじんのかなづち" calcext:value-type="string">
            <text:p>まじんのかなづち</text:p>
          </table:table-cell>
          <table:table-cell/>
          <table:table-cell office:value-type="string" calcext:value-type="string">
            <text:p>にくきゅうミトン</text:p>
          </table:table-cell>
        </table:table-row>
        <table:table-row table:style-name="ro1">
          <table:table-cell office:value-type="string" calcext:value-type="string">
            <text:p>グリンガムの三竜鞭</text:p>
          </table:table-cell>
          <table:table-cell office:value-type="string" calcext:value-type="string">
            <text:p>金のスライムハンマー</text:p>
          </table:table-cell>
          <table:table-cell table:formula="of:=VLOOKUP([.A56];[.B:.B];1;0)" office:value-type="string" office:string-value="グリンガムの三竜鞭" calcext:value-type="string">
            <text:p>グリンガムの三竜鞭</text:p>
          </table:table-cell>
          <table:table-cell table:formula="of:=VLOOKUP([.B56];[.A:.A];1;0)" office:value-type="string" office:string-value="金のスライムハンマー" calcext:value-type="string">
            <text:p>金のスライムハンマー</text:p>
          </table:table-cell>
          <table:table-cell/>
          <table:table-cell office:value-type="string" calcext:value-type="string">
            <text:p>闇の覇者の魔杖</text:p>
          </table:table-cell>
        </table:table-row>
        <table:table-row table:style-name="ro1">
          <table:table-cell office:value-type="string" calcext:value-type="string">
            <text:p>にくきゅうミトン</text:p>
          </table:table-cell>
          <table:table-cell office:value-type="string" calcext:value-type="string">
            <text:p>冥王の大鎌</text:p>
          </table:table-cell>
          <table:table-cell table:formula="of:=VLOOKUP([.A57];[.B:.B];1;0)" office:value-type="string" office:string-value="にくきゅうミトン" calcext:value-type="string">
            <text:p>にくきゅうミトン</text:p>
          </table:table-cell>
          <table:table-cell table:formula="of:=VLOOKUP([.B57];[.A:.A];1;0)" office:value-type="string" office:string-value="冥王の大鎌" calcext:value-type="string">
            <text:p>冥王の大鎌</text:p>
          </table:table-cell>
          <table:table-cell/>
          <table:table-cell office:value-type="string" calcext:value-type="string">
            <text:p>竜神王のつるぎ</text:p>
          </table:table-cell>
        </table:table-row>
        <table:table-row table:style-name="ro1">
          <table:table-cell office:value-type="string" calcext:value-type="string">
            <text:p>闇の覇者の魔杖</text:p>
          </table:table-cell>
          <table:table-cell office:value-type="string" calcext:value-type="string">
            <text:p>守護神の戦笛</text:p>
          </table:table-cell>
          <table:table-cell table:formula="of:=VLOOKUP([.A58];[.B:.B];1;0)" office:value-type="string" office:string-value="闇の覇者の魔杖" calcext:value-type="string">
            <text:p>闇の覇者の魔杖</text:p>
          </table:table-cell>
          <table:table-cell table:formula="of:=VLOOKUP([.B58];[.A:.A];1;0)" office:value-type="string" office:string-value="守護神の戦笛" calcext:value-type="string">
            <text:p>守護神の戦笛</text:p>
          </table:table-cell>
          <table:table-cell/>
          <table:table-cell office:value-type="string" calcext:value-type="string">
            <text:p>メタルキングの剣</text:p>
          </table:table-cell>
        </table:table-row>
        <table:table-row table:style-name="ro1">
          <table:table-cell office:value-type="string" calcext:value-type="string">
            <text:p>竜神王のつるぎ</text:p>
          </table:table-cell>
          <table:table-cell office:value-type="string" calcext:value-type="string">
            <text:p>はおうのオノ</text:p>
          </table:table-cell>
          <table:table-cell table:formula="of:=VLOOKUP([.A59];[.B:.B];1;0)" office:value-type="string" office:string-value="竜神王のつるぎ" calcext:value-type="string">
            <text:p>竜神王のつるぎ</text:p>
          </table:table-cell>
          <table:table-cell table:formula="of:=VLOOKUP([.B59];[.A:.A];1;0)" office:value-type="string" office:string-value="はおうのオノ" calcext:value-type="string">
            <text:p>はおうのオノ</text:p>
          </table:table-cell>
          <table:table-cell/>
          <table:table-cell office:value-type="string" calcext:value-type="string">
            <text:p>絶美なる妖鞭</text:p>
          </table:table-cell>
        </table:table-row>
        <table:table-row table:style-name="ro1">
          <table:table-cell office:value-type="string" calcext:value-type="string">
            <text:p>メタルキングの剣</text:p>
          </table:table-cell>
          <table:table-cell office:value-type="string" calcext:value-type="string">
            <text:p>ストームアンカー</text:p>
          </table:table-cell>
          <table:table-cell table:formula="of:=VLOOKUP([.A60];[.B:.B];1;0)" office:value-type="string" office:string-value="メタルキングの剣" calcext:value-type="string">
            <text:p>メタルキングの剣</text:p>
          </table:table-cell>
          <table:table-cell table:formula="of:=VLOOKUP([.B60];[.A:.A];1;0)" office:value-type="string" office:string-value="ストームアンカー" calcext:value-type="string">
            <text:p>ストームアンカー</text:p>
          </table:table-cell>
          <table:table-cell/>
          <table:table-cell office:value-type="string" calcext:value-type="string">
            <text:p>獄炎の大剣</text:p>
          </table:table-cell>
        </table:table-row>
        <table:table-row table:style-name="ro1">
          <table:table-cell office:value-type="string" calcext:value-type="string">
            <text:p>絶美なる妖鞭</text:p>
          </table:table-cell>
          <table:table-cell office:value-type="string" calcext:value-type="string">
            <text:p>真空の斧</text:p>
          </table:table-cell>
          <table:table-cell table:formula="of:=VLOOKUP([.A61];[.B:.B];1;0)" office:value-type="string" office:string-value="絶美なる妖鞭" calcext:value-type="string">
            <text:p>絶美なる妖鞭</text:p>
          </table:table-cell>
          <table:table-cell table:formula="of:=VLOOKUP([.B61];[.A:.A];1;0)" office:value-type="string" office:string-value="真空の斧" calcext:value-type="string">
            <text:p>真空の斧</text:p>
          </table:table-cell>
          <table:table-cell/>
          <table:table-cell office:value-type="string" calcext:value-type="string">
            <text:p>世界樹の氷杖【魔】</text:p>
          </table:table-cell>
        </table:table-row>
        <table:table-row table:style-name="ro1">
          <table:table-cell office:value-type="string" calcext:value-type="string">
            <text:p>獄炎の大剣</text:p>
          </table:table-cell>
          <table:table-cell office:value-type="string" calcext:value-type="string">
            <text:p>聖盾騎士のオノ</text:p>
          </table:table-cell>
          <table:table-cell table:formula="of:=VLOOKUP([.A62];[.B:.B];1;0)" office:value-type="string" office:string-value="獄炎の大剣" calcext:value-type="string">
            <text:p>獄炎の大剣</text:p>
          </table:table-cell>
          <table:table-cell table:formula="of:=VLOOKUP([.B62];[.A:.A];1;0)" office:value-type="string" office:string-value="聖盾騎士のオノ" calcext:value-type="string">
            <text:p>聖盾騎士のオノ</text:p>
          </table:table-cell>
          <table:table-cell/>
          <table:table-cell office:value-type="string" calcext:value-type="string">
            <text:p>幻魔王のツメ</text:p>
          </table:table-cell>
        </table:table-row>
        <table:table-row table:style-name="ro1">
          <table:table-cell office:value-type="string" calcext:value-type="string">
            <text:p>世界樹の氷杖【魔】</text:p>
          </table:table-cell>
          <table:table-cell office:value-type="string" calcext:value-type="string">
            <text:p>メタスラのオノ</text:p>
          </table:table-cell>
          <table:table-cell table:formula="of:=VLOOKUP([.A63];[.B:.B];1;0)" office:value-type="string" office:string-value="世界樹の氷杖【魔】" calcext:value-type="string">
            <text:p>世界樹の氷杖【魔】</text:p>
          </table:table-cell>
          <table:table-cell table:formula="of:=VLOOKUP([.B63];[.A:.A];1;0)" office:value-type="string" office:string-value="メタスラのオノ" calcext:value-type="string">
            <text:p>メタスラのオノ</text:p>
          </table:table-cell>
          <table:table-cell/>
          <table:table-cell office:value-type="string" calcext:value-type="string">
            <text:p>みわくのリボン</text:p>
          </table:table-cell>
        </table:table-row>
        <table:table-row table:style-name="ro1">
          <table:table-cell office:value-type="string" calcext:value-type="string">
            <text:p>幻魔王のツメ</text:p>
          </table:table-cell>
          <table:table-cell office:value-type="string" calcext:value-type="string">
            <text:p>グレートアックス</text:p>
          </table:table-cell>
          <table:table-cell table:formula="of:=VLOOKUP([.A64];[.B:.B];1;0)" office:value-type="string" office:string-value="幻魔王のツメ" calcext:value-type="string">
            <text:p>幻魔王のツメ</text:p>
          </table:table-cell>
          <table:table-cell table:formula="of:=VLOOKUP([.B64];[.A:.A];1;0)" office:value-type="string" office:string-value="グレートアックス" calcext:value-type="string">
            <text:p>グレートアックス</text:p>
          </table:table-cell>
          <table:table-cell/>
          <table:table-cell office:value-type="string" calcext:value-type="string">
            <text:p>さばきのこん</text:p>
          </table:table-cell>
        </table:table-row>
        <table:table-row table:style-name="ro1">
          <table:table-cell office:value-type="string" calcext:value-type="string">
            <text:p>みわくのリボン</text:p>
          </table:table-cell>
          <table:table-cell office:value-type="string" calcext:value-type="string">
            <text:p>オリハルコンの短剣</text:p>
          </table:table-cell>
          <table:table-cell table:formula="of:=VLOOKUP([.A65];[.B:.B];1;0)" office:value-type="string" office:string-value="みわくのリボン" calcext:value-type="string">
            <text:p>みわくのリボン</text:p>
          </table:table-cell>
          <table:table-cell table:formula="of:=VLOOKUP([.B65];[.A:.A];1;0)" office:value-type="string" office:string-value="オリハルコンの短剣" calcext:value-type="string">
            <text:p>オリハルコンの短剣</text:p>
          </table:table-cell>
          <table:table-cell/>
          <table:table-cell office:value-type="string" calcext:value-type="string">
            <text:p>えいゆうのやり</text:p>
          </table:table-cell>
        </table:table-row>
        <table:table-row table:style-name="ro1">
          <table:table-cell office:value-type="string" calcext:value-type="string">
            <text:p>さばきのこん</text:p>
          </table:table-cell>
          <table:table-cell office:value-type="string" calcext:value-type="string">
            <text:p>水竜の短剣</text:p>
          </table:table-cell>
          <table:table-cell table:formula="of:=VLOOKUP([.A66];[.B:.B];1;0)" office:value-type="string" office:string-value="さばきのこん" calcext:value-type="string">
            <text:p>さばきのこん</text:p>
          </table:table-cell>
          <table:table-cell table:formula="of:=VLOOKUP([.B66];[.A:.A];1;0)" office:value-type="string" office:string-value="水竜の短剣" calcext:value-type="string">
            <text:p>水竜の短剣</text:p>
          </table:table-cell>
          <table:table-cell/>
          <table:table-cell office:value-type="string" calcext:value-type="string">
            <text:p>飛天の書</text:p>
          </table:table-cell>
        </table:table-row>
        <table:table-row table:style-name="ro1">
          <table:table-cell office:value-type="string" calcext:value-type="string">
            <text:p>えいゆうのやり</text:p>
          </table:table-cell>
          <table:table-cell office:value-type="string" calcext:value-type="string">
            <text:p>蜃気楼</text:p>
          </table:table-cell>
          <table:table-cell table:formula="of:=VLOOKUP([.A67];[.B:.B];1;0)" office:value-type="string" office:string-value="えいゆうのやり" calcext:value-type="string">
            <text:p>えいゆうのやり</text:p>
          </table:table-cell>
          <table:table-cell table:formula="of:=VLOOKUP([.B67];[.A:.A];1;0)" office:value-type="string" office:string-value="蜃気楼" calcext:value-type="string">
            <text:p>蜃気楼</text:p>
          </table:table-cell>
          <table:table-cell/>
          <table:table-cell office:value-type="string" calcext:value-type="string">
            <text:p>ブレアの炎槍</text:p>
          </table:table-cell>
        </table:table-row>
        <table:table-row table:style-name="ro1">
          <table:table-cell office:value-type="string" calcext:value-type="string">
            <text:p>飛天の書</text:p>
          </table:table-cell>
          <table:table-cell office:value-type="string" calcext:value-type="string">
            <text:p>闇竜のキバ</text:p>
          </table:table-cell>
          <table:table-cell table:formula="of:=VLOOKUP([.A68];[.B:.B];1;0)" office:value-type="string" office:string-value="飛天の書" calcext:value-type="string">
            <text:p>飛天の書</text:p>
          </table:table-cell>
          <table:table-cell table:formula="of:=VLOOKUP([.B68];[.A:.A];1;0)" office:value-type="string" office:string-value="闇竜のキバ" calcext:value-type="string">
            <text:p>闇竜のキバ</text:p>
          </table:table-cell>
          <table:table-cell/>
          <table:table-cell office:value-type="string" calcext:value-type="string">
            <text:p>ドランゴの闘斧</text:p>
          </table:table-cell>
        </table:table-row>
        <table:table-row table:style-name="ro1">
          <table:table-cell office:value-type="string" calcext:value-type="string">
            <text:p>ブレアの炎槍</text:p>
          </table:table-cell>
          <table:table-cell office:value-type="string" calcext:value-type="string">
            <text:p>忍刀・朧</text:p>
          </table:table-cell>
          <table:table-cell table:formula="of:=VLOOKUP([.A69];[.B:.B];1;0)" office:value-type="string" office:string-value="ブレアの炎槍" calcext:value-type="string">
            <text:p>ブレアの炎槍</text:p>
          </table:table-cell>
          <table:table-cell table:formula="of:=VLOOKUP([.B69];[.A:.A];1;0)" office:value-type="string" office:string-value="忍刀・朧" calcext:value-type="string">
            <text:p>忍刀・朧</text:p>
          </table:table-cell>
          <table:table-cell/>
          <table:table-cell office:value-type="string" calcext:value-type="string">
            <text:p>はかいのことわり</text:p>
          </table:table-cell>
        </table:table-row>
        <table:table-row table:style-name="ro1">
          <table:table-cell office:value-type="string" calcext:value-type="string">
            <text:p>ドランゴの闘斧</text:p>
          </table:table-cell>
          <table:table-cell office:value-type="string" calcext:value-type="string">
            <text:p>ライトニングダガー</text:p>
          </table:table-cell>
          <table:table-cell table:formula="of:=VLOOKUP([.A70];[.B:.B];1;0)" office:value-type="string" office:string-value="ドランゴの闘斧" calcext:value-type="string">
            <text:p>ドランゴの闘斧</text:p>
          </table:table-cell>
          <table:table-cell table:formula="of:=VLOOKUP([.B70];[.A:.A];1;0)" office:value-type="string" office:string-value="ライトニングダガー" calcext:value-type="string">
            <text:p>ライトニングダガー</text:p>
          </table:table-cell>
          <table:table-cell/>
          <table:table-cell office:value-type="string" calcext:value-type="string">
            <text:p>世界樹のつるぎ</text:p>
          </table:table-cell>
        </table:table-row>
        <table:table-row table:style-name="ro1">
          <table:table-cell office:value-type="string" calcext:value-type="string">
            <text:p>はかいのことわり</text:p>
          </table:table-cell>
          <table:table-cell office:value-type="string" calcext:value-type="string">
            <text:p>ミリオンダガー</text:p>
          </table:table-cell>
          <table:table-cell table:formula="of:=VLOOKUP([.A71];[.B:.B];1;0)" office:value-type="string" office:string-value="はかいのことわり" calcext:value-type="string">
            <text:p>はかいのことわり</text:p>
          </table:table-cell>
          <table:table-cell table:formula="of:=VLOOKUP([.B71];[.A:.A];1;0)" office:value-type="string" office:string-value="ミリオンダガー" calcext:value-type="string">
            <text:p>ミリオンダガー</text:p>
          </table:table-cell>
          <table:table-cell/>
          <table:table-cell office:value-type="string" calcext:value-type="string">
            <text:p>百獣の暗黒鞭</text:p>
          </table:table-cell>
        </table:table-row>
        <table:table-row table:style-name="ro1">
          <table:table-cell office:value-type="string" calcext:value-type="string">
            <text:p>世界樹のつるぎ</text:p>
          </table:table-cell>
          <table:table-cell office:value-type="string" calcext:value-type="string">
            <text:p>フロストスティンガー</text:p>
          </table:table-cell>
          <table:table-cell table:formula="of:=VLOOKUP([.A72];[.B:.B];1;0)" office:value-type="string" office:string-value="世界樹のつるぎ" calcext:value-type="string">
            <text:p>世界樹のつるぎ</text:p>
          </table:table-cell>
          <table:table-cell table:formula="of:=VLOOKUP([.B72];[.A:.A];1;0)" office:value-type="string" office:string-value="フロストスティンガー" calcext:value-type="string">
            <text:p>フロストスティンガー</text:p>
          </table:table-cell>
          <table:table-cell/>
          <table:table-cell office:value-type="string" calcext:value-type="string">
            <text:p>武神の剛拳</text:p>
          </table:table-cell>
        </table:table-row>
        <table:table-row table:style-name="ro1">
          <table:table-cell office:value-type="string" calcext:value-type="string">
            <text:p>百獣の暗黒鞭</text:p>
          </table:table-cell>
          <table:table-cell office:value-type="string" calcext:value-type="string">
            <text:p>バロックエッジ</text:p>
          </table:table-cell>
          <table:table-cell table:formula="of:=VLOOKUP([.A73];[.B:.B];1;0)" office:value-type="string" office:string-value="百獣の暗黒鞭" calcext:value-type="string">
            <text:p>百獣の暗黒鞭</text:p>
          </table:table-cell>
          <table:table-cell table:formula="of:=VLOOKUP([.B73];[.A:.A];1;0)" office:value-type="string" office:string-value="バロックエッジ" calcext:value-type="string">
            <text:p>バロックエッジ</text:p>
          </table:table-cell>
          <table:table-cell/>
          <table:table-cell office:value-type="string" calcext:value-type="string">
            <text:p>じごくの魔鏡</text:p>
          </table:table-cell>
        </table:table-row>
        <table:table-row table:style-name="ro1">
          <table:table-cell office:value-type="string" calcext:value-type="string">
            <text:p>武神の剛拳</text:p>
          </table:table-cell>
          <table:table-cell office:value-type="string" calcext:value-type="string">
            <text:p>デスピサロの牙</text:p>
          </table:table-cell>
          <table:table-cell table:formula="of:=VLOOKUP([.A74];[.B:.B];1;0)" office:value-type="string" office:string-value="武神の剛拳" calcext:value-type="string">
            <text:p>武神の剛拳</text:p>
          </table:table-cell>
          <table:table-cell table:formula="of:=VLOOKUP([.B74];[.A:.A];1;0)" office:value-type="string" office:string-value="デスピサロの牙" calcext:value-type="string">
            <text:p>デスピサロの牙</text:p>
          </table:table-cell>
          <table:table-cell/>
          <table:table-cell office:value-type="string" calcext:value-type="string">
            <text:p>まじんのかなづち</text:p>
          </table:table-cell>
        </table:table-row>
        <table:table-row table:style-name="ro1">
          <table:table-cell office:value-type="string" calcext:value-type="string">
            <text:p>じごくの魔鏡</text:p>
          </table:table-cell>
          <table:table-cell office:value-type="string" calcext:value-type="string">
            <text:p>キラーピアス</text:p>
          </table:table-cell>
          <table:table-cell table:formula="of:=VLOOKUP([.A75];[.B:.B];1;0)" office:value-type="string" office:string-value="じごくの魔鏡" calcext:value-type="string">
            <text:p>じごくの魔鏡</text:p>
          </table:table-cell>
          <table:table-cell table:formula="of:=VLOOKUP([.B75];[.A:.A];1;0)" office:value-type="string" office:string-value="キラーピアス" calcext:value-type="string">
            <text:p>キラーピアス</text:p>
          </table:table-cell>
          <table:table-cell/>
          <table:table-cell office:value-type="string" calcext:value-type="string">
            <text:p>鎧の魔槍</text:p>
          </table:table-cell>
        </table:table-row>
        <table:table-row table:style-name="ro1">
          <table:table-cell office:value-type="string" calcext:value-type="string">
            <text:p>まじんのかなづち</text:p>
          </table:table-cell>
          <table:table-cell office:value-type="string" calcext:value-type="string">
            <text:p>女神セレシアのつえ</text:p>
          </table:table-cell>
          <table:table-cell table:formula="of:=VLOOKUP([.A76];[.B:.B];1;0)" office:value-type="string" office:string-value="まじんのかなづち" calcext:value-type="string">
            <text:p>まじんのかなづち</text:p>
          </table:table-cell>
          <table:table-cell table:formula="of:=VLOOKUP([.B76];[.A:.A];1;0)" office:value-type="string" office:string-value="女神セレシアのつえ" calcext:value-type="string">
            <text:p>女神セレシアのつえ</text:p>
          </table:table-cell>
          <table:table-cell/>
          <table:table-cell office:value-type="string" calcext:value-type="string">
            <text:p>真魔剛竜剣</text:p>
          </table:table-cell>
        </table:table-row>
        <table:table-row table:style-name="ro1">
          <table:table-cell office:value-type="string" calcext:value-type="string">
            <text:p>鎧の魔槍</text:p>
          </table:table-cell>
          <table:table-cell table:style-name="ce2" office:value-type="string" calcext:value-type="string">
            <text:p>オーロラの杖【錬】</text:p>
          </table:table-cell>
          <table:table-cell table:formula="of:=VLOOKUP([.A77];[.B:.B];1;0)" office:value-type="string" office:string-value="鎧の魔槍" calcext:value-type="string">
            <text:p>鎧の魔槍</text:p>
          </table:table-cell>
          <table:table-cell table:formula="of:=VLOOKUP([.B77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忍刀・朧</text:p>
          </table:table-cell>
        </table:table-row>
        <table:table-row table:style-name="ro1">
          <table:table-cell office:value-type="string" calcext:value-type="string">
            <text:p>真魔剛竜剣</text:p>
          </table:table-cell>
          <table:table-cell table:style-name="ce2" office:value-type="string" calcext:value-type="string">
            <text:p>マグマのつえ【錬】</text:p>
          </table:table-cell>
          <table:table-cell table:formula="of:=VLOOKUP([.A78];[.B:.B];1;0)" office:value-type="string" office:string-value="真魔剛竜剣" calcext:value-type="string">
            <text:p>真魔剛竜剣</text:p>
          </table:table-cell>
          <table:table-cell table:formula="of:=VLOOKUP([.B78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KM2式破壊機爪</text:p>
          </table:table-cell>
        </table:table-row>
        <table:table-row table:style-name="ro1">
          <table:table-cell office:value-type="string" calcext:value-type="string">
            <text:p>忍刀・朧</text:p>
          </table:table-cell>
          <table:table-cell table:style-name="ce2" office:value-type="string" calcext:value-type="string">
            <text:p>いかずちのつえ【錬】</text:p>
          </table:table-cell>
          <table:table-cell table:formula="of:=VLOOKUP([.A79];[.B:.B];1;0)" office:value-type="string" office:string-value="忍刀・朧" calcext:value-type="string">
            <text:p>忍刀・朧</text:p>
          </table:table-cell>
          <table:table-cell table:formula="of:=VLOOKUP([.B79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げっかびじん</text:p>
          </table:table-cell>
        </table:table-row>
        <table:table-row table:style-name="ro1">
          <table:table-cell office:value-type="string" calcext:value-type="string">
            <text:p>KM2式破壊機爪</text:p>
          </table:table-cell>
          <table:table-cell table:style-name="ce2" office:value-type="string" calcext:value-type="string">
            <text:p>さとりのつえ【錬】</text:p>
          </table:table-cell>
          <table:table-cell table:formula="of:=VLOOKUP([.A80];[.B:.B];1;0)" office:value-type="string" office:string-value="KM2式破壊機爪" calcext:value-type="string">
            <text:p>KM2式破壊機爪</text:p>
          </table:table-cell>
          <table:table-cell table:formula="of:=VLOOKUP([.B80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スラリン・ギア</text:p>
          </table:table-cell>
        </table:table-row>
        <table:table-row table:style-name="ro1">
          <table:table-cell office:value-type="string" calcext:value-type="string">
            <text:p>げっかびじん</text:p>
          </table:table-cell>
          <table:table-cell table:style-name="ce2" office:value-type="string" calcext:value-type="string">
            <text:p>ほのおのつえ【錬】</text:p>
          </table:table-cell>
          <table:table-cell table:formula="of:=VLOOKUP([.A81];[.B:.B];1;0)" office:value-type="string" office:string-value="げっかびじん" calcext:value-type="string">
            <text:p>げっかびじん</text:p>
          </table:table-cell>
          <table:table-cell table:formula="of:=VLOOKUP([.B81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オーロラの杖</text:p>
          </table:table-cell>
        </table:table-row>
        <table:table-row table:style-name="ro1">
          <table:table-cell office:value-type="string" calcext:value-type="string">
            <text:p>スラリン・ギア</text:p>
          </table:table-cell>
          <table:table-cell table:style-name="ce2" office:value-type="string" calcext:value-type="string">
            <text:p>賢者リーザスのつえ</text:p>
          </table:table-cell>
          <table:table-cell table:formula="of:=VLOOKUP([.A82];[.B:.B];1;0)" office:value-type="string" office:string-value="スラリン・ギア" calcext:value-type="string">
            <text:p>スラリン・ギア</text:p>
          </table:table-cell>
          <table:table-cell table:formula="of:=VLOOKUP([.B82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ラミアスのつるぎ</text:p>
          </table:table-cell>
        </table:table-row>
        <table:table-row table:style-name="ro1">
          <table:table-cell office:value-type="string" calcext:value-type="string">
            <text:p>オーロラの杖</text:p>
          </table:table-cell>
          <table:table-cell office:value-type="string" calcext:value-type="string">
            <text:p>ラプラスの杖</text:p>
          </table:table-cell>
          <table:table-cell table:formula="of:=VLOOKUP([.A83];[.B:.B];1;0)" office:value-type="string" office:string-value="オーロラの杖" calcext:value-type="string">
            <text:p>オーロラの杖</text:p>
          </table:table-cell>
          <table:table-cell table:formula="of:=VLOOKUP([.B83];[.A:.A];1;0)" office:value-type="string" office:string-value="ラプラスの杖" calcext:value-type="string">
            <text:p>ラプラスの杖</text:p>
          </table:table-cell>
          <table:table-cell/>
          <table:table-cell office:value-type="string" calcext:value-type="string">
            <text:p>大太刀・立葵</text:p>
          </table:table-cell>
        </table:table-row>
        <table:table-row table:style-name="ro1">
          <table:table-cell office:value-type="string" calcext:value-type="string">
            <text:p>ラミアスのつるぎ</text:p>
          </table:table-cell>
          <table:table-cell office:value-type="string" calcext:value-type="string">
            <text:p>あまぐもの杖</text:p>
          </table:table-cell>
          <table:table-cell table:formula="of:=VLOOKUP([.A84];[.B:.B];1;0)" office:value-type="string" office:string-value="ラミアスのつるぎ" calcext:value-type="string">
            <text:p>ラミアスのつるぎ</text:p>
          </table:table-cell>
          <table:table-cell table:formula="of:=VLOOKUP([.B84];[.A:.A];1;0)" office:value-type="string" office:string-value="あまぐもの杖" calcext:value-type="string">
            <text:p>あまぐもの杖</text:p>
          </table:table-cell>
          <table:table-cell/>
          <table:table-cell office:value-type="string" calcext:value-type="string">
            <text:p>クレセントムーン</text:p>
          </table:table-cell>
        </table:table-row>
        <table:table-row table:style-name="ro1">
          <table:table-cell office:value-type="string" calcext:value-type="string">
            <text:p>大太刀・立葵</text:p>
          </table:table-cell>
          <table:table-cell office:value-type="string" calcext:value-type="string">
            <text:p>サマーメモリー</text:p>
          </table:table-cell>
          <table:table-cell table:formula="of:=VLOOKUP([.A85];[.B:.B];1;0)" office:value-type="string" office:string-value="大太刀・立葵" calcext:value-type="string">
            <text:p>大太刀・立葵</text:p>
          </table:table-cell>
          <table:table-cell table:formula="of:=VLOOKUP([.B85];[.A:.A];1;0)" office:value-type="string" office:string-value="サマーメモリー" calcext:value-type="string">
            <text:p>サマーメモリー</text:p>
          </table:table-cell>
          <table:table-cell/>
          <table:table-cell office:value-type="string" calcext:value-type="string">
            <text:p>オチェアーノの剣</text:p>
          </table:table-cell>
        </table:table-row>
        <table:table-row table:style-name="ro1">
          <table:table-cell office:value-type="string" calcext:value-type="string">
            <text:p>クレセントムーン</text:p>
          </table:table-cell>
          <table:table-cell office:value-type="string" calcext:value-type="string">
            <text:p>はかいのことわり</text:p>
          </table:table-cell>
          <table:table-cell table:formula="of:=VLOOKUP([.A86];[.B:.B];1;0)" office:value-type="string" office:string-value="クレセントムーン" calcext:value-type="string">
            <text:p>クレセントムーン</text:p>
          </table:table-cell>
          <table:table-cell table:formula="of:=VLOOKUP([.B86];[.A:.A];1;0)" office:value-type="string" office:string-value="はかいのことわり" calcext:value-type="string">
            <text:p>はかいのことわり</text:p>
          </table:table-cell>
          <table:table-cell/>
          <table:table-cell office:value-type="string" calcext:value-type="string">
            <text:p>聖風のつえ</text:p>
          </table:table-cell>
        </table:table-row>
        <table:table-row table:style-name="ro1">
          <table:table-cell office:value-type="string" calcext:value-type="string">
            <text:p>オチェアーノの剣</text:p>
          </table:table-cell>
          <table:table-cell office:value-type="string" calcext:value-type="string">
            <text:p>世界樹の天杖【刻】</text:p>
          </table:table-cell>
          <table:table-cell table:formula="of:=VLOOKUP([.A87];[.B:.B];1;0)" office:value-type="string" office:string-value="オチェアーノの剣" calcext:value-type="string">
            <text:p>オチェアーノの剣</text:p>
          </table:table-cell>
          <table:table-cell table:formula="of:=VLOOKUP([.B87];[.A:.A];1;0)" office:value-type="string" office:string-value="世界樹の天杖【刻】" calcext:value-type="string">
            <text:p>世界樹の天杖【刻】</text:p>
          </table:table-cell>
          <table:table-cell/>
          <table:table-cell office:value-type="string" calcext:value-type="string">
            <text:p>天魔王のつえ</text:p>
          </table:table-cell>
        </table:table-row>
        <table:table-row table:style-name="ro1">
          <table:table-cell office:value-type="string" calcext:value-type="string">
            <text:p>聖風のつえ</text:p>
          </table:table-cell>
          <table:table-cell office:value-type="string" calcext:value-type="string">
            <text:p>飛天の書</text:p>
          </table:table-cell>
          <table:table-cell table:formula="of:=VLOOKUP([.A88];[.B:.B];1;0)" office:value-type="string" office:string-value="聖風のつえ" calcext:value-type="string">
            <text:p>聖風のつえ</text:p>
          </table:table-cell>
          <table:table-cell table:formula="of:=VLOOKUP([.B88];[.A:.A];1;0)" office:value-type="string" office:string-value="飛天の書" calcext:value-type="string">
            <text:p>飛天の書</text:p>
          </table:table-cell>
          <table:table-cell/>
          <table:table-cell office:value-type="string" calcext:value-type="string">
            <text:p>ルビスの剣</text:p>
          </table:table-cell>
        </table:table-row>
        <table:table-row table:style-name="ro1">
          <table:table-cell office:value-type="string" calcext:value-type="string">
            <text:p>天魔王のつえ</text:p>
          </table:table-cell>
          <table:table-cell office:value-type="string" calcext:value-type="string">
            <text:p>オーロラの杖</text:p>
          </table:table-cell>
          <table:table-cell table:formula="of:=VLOOKUP([.A89];[.B:.B];1;0)" office:value-type="string" office:string-value="天魔王のつえ" calcext:value-type="string">
            <text:p>天魔王のつえ</text:p>
          </table:table-cell>
          <table:table-cell table:formula="of:=VLOOKUP([.B89];[.A:.A];1;0)" office:value-type="string" office:string-value="オーロラの杖" calcext:value-type="string">
            <text:p>オーロラの杖</text:p>
          </table:table-cell>
          <table:table-cell/>
          <table:table-cell office:value-type="string" calcext:value-type="string">
            <text:p>フロストスティンガー</text:p>
          </table:table-cell>
        </table:table-row>
        <table:table-row table:style-name="ro1">
          <table:table-cell office:value-type="string" calcext:value-type="string">
            <text:p>ルビスの剣</text:p>
          </table:table-cell>
          <table:table-cell office:value-type="string" calcext:value-type="string">
            <text:p>世界樹の氷杖【魔】</text:p>
          </table:table-cell>
          <table:table-cell table:formula="of:=VLOOKUP([.A90];[.B:.B];1;0)" office:value-type="string" office:string-value="ルビスの剣" calcext:value-type="string">
            <text:p>ルビスの剣</text:p>
          </table:table-cell>
          <table:table-cell table:formula="of:=VLOOKUP([.B90];[.A:.A];1;0)" office:value-type="string" office:string-value="世界樹の氷杖【魔】" calcext:value-type="string">
            <text:p>世界樹の氷杖【魔】</text:p>
          </table:table-cell>
          <table:table-cell/>
          <table:table-cell office:value-type="string" calcext:value-type="string">
            <text:p>ドラゴンのつえ</text:p>
          </table:table-cell>
        </table:table-row>
        <table:table-row table:style-name="ro1">
          <table:table-cell office:value-type="string" calcext:value-type="string">
            <text:p>フロストスティンガー</text:p>
          </table:table-cell>
          <table:table-cell office:value-type="string" calcext:value-type="string">
            <text:p>ウロボロスのつえ</text:p>
          </table:table-cell>
          <table:table-cell table:formula="of:=VLOOKUP([.A91];[.B:.B];1;0)" office:value-type="string" office:string-value="フロストスティンガー" calcext:value-type="string">
            <text:p>フロストスティンガー</text:p>
          </table:table-cell>
          <table:table-cell table:formula="of:=VLOOKUP([.B91];[.A:.A];1;0)" office:value-type="string" office:string-value="ウロボロスのつえ" calcext:value-type="string">
            <text:p>ウロボロスのつえ</text:p>
          </table:table-cell>
          <table:table-cell/>
          <table:table-cell office:value-type="string" calcext:value-type="string">
            <text:p>グリンガムのムチ</text:p>
          </table:table-cell>
        </table:table-row>
        <table:table-row table:style-name="ro1">
          <table:table-cell office:value-type="string" calcext:value-type="string">
            <text:p>ドラゴンのつえ</text:p>
          </table:table-cell>
          <table:table-cell office:value-type="string" calcext:value-type="string">
            <text:p>クリフトの聖杖</text:p>
          </table:table-cell>
          <table:table-cell table:formula="of:=VLOOKUP([.A92];[.B:.B];1;0)" office:value-type="string" office:string-value="ドラゴンのつえ" calcext:value-type="string">
            <text:p>ドラゴンのつえ</text:p>
          </table:table-cell>
          <table:table-cell table:formula="of:=VLOOKUP([.B92];[.A:.A];1;0)" office:value-type="string" office:string-value="クリフトの聖杖" calcext:value-type="string">
            <text:p>クリフトの聖杖</text:p>
          </table:table-cell>
          <table:table-cell/>
          <table:table-cell office:value-type="string" calcext:value-type="string">
            <text:p>ストロスのつえ</text:p>
          </table:table-cell>
        </table:table-row>
        <table:table-row table:style-name="ro1">
          <table:table-cell office:value-type="string" calcext:value-type="string">
            <text:p>グリンガムのムチ</text:p>
          </table:table-cell>
          <table:table-cell office:value-type="string" calcext:value-type="string">
            <text:p>じごくの魔鏡</text:p>
          </table:table-cell>
          <table:table-cell table:formula="of:=VLOOKUP([.A93];[.B:.B];1;0)" office:value-type="string" office:string-value="グリンガムのムチ" calcext:value-type="string">
            <text:p>グリンガムのムチ</text:p>
          </table:table-cell>
          <table:table-cell table:formula="of:=VLOOKUP([.B93];[.A:.A];1;0)" office:value-type="string" office:string-value="じごくの魔鏡" calcext:value-type="string">
            <text:p>じごくの魔鏡</text:p>
          </table:table-cell>
          <table:table-cell/>
          <table:table-cell office:value-type="string" calcext:value-type="string">
            <text:p>じげんりゅうの闘扇</text:p>
          </table:table-cell>
        </table:table-row>
        <table:table-row table:style-name="ro1">
          <table:table-cell office:value-type="string" calcext:value-type="string">
            <text:p>ストロスのつえ</text:p>
          </table:table-cell>
          <table:table-cell office:value-type="string" calcext:value-type="string">
            <text:p>光創神のつえ</text:p>
          </table:table-cell>
          <table:table-cell table:formula="of:=VLOOKUP([.A94];[.B:.B];1;0)" office:value-type="string" office:string-value="ストロスのつえ" calcext:value-type="string">
            <text:p>ストロスのつえ</text:p>
          </table:table-cell>
          <table:table-cell table:formula="of:=VLOOKUP([.B94];[.A:.A];1;0)" office:value-type="string" office:string-value="光創神のつえ" calcext:value-type="string">
            <text:p>光創神のつえ</text:p>
          </table:table-cell>
          <table:table-cell/>
          <table:table-cell office:value-type="string" calcext:value-type="string">
            <text:p>きせきのつるぎ</text:p>
          </table:table-cell>
        </table:table-row>
        <table:table-row table:style-name="ro1">
          <table:table-cell office:value-type="string" calcext:value-type="string">
            <text:p>じげんりゅうの闘扇</text:p>
          </table:table-cell>
          <table:table-cell office:value-type="string" calcext:value-type="string">
            <text:p>さとりのしょ</text:p>
          </table:table-cell>
          <table:table-cell table:formula="of:=VLOOKUP([.A95];[.B:.B];1;0)" office:value-type="string" office:string-value="じげんりゅうの闘扇" calcext:value-type="string">
            <text:p>じげんりゅうの闘扇</text:p>
          </table:table-cell>
          <table:table-cell table:formula="of:=VLOOKUP([.B95];[.A:.A];1;0)" office:value-type="string" office:string-value="さとりのしょ" calcext:value-type="string">
            <text:p>さとりのしょ</text:p>
          </table:table-cell>
          <table:table-cell/>
          <table:table-cell office:value-type="string" calcext:value-type="string">
            <text:p>くさなぎのけん</text:p>
          </table:table-cell>
        </table:table-row>
        <table:table-row table:style-name="ro1">
          <table:table-cell office:value-type="string" calcext:value-type="string">
            <text:p>きせきのつるぎ</text:p>
          </table:table-cell>
          <table:table-cell office:value-type="string" calcext:value-type="string">
            <text:p>神鳥の杖</text:p>
          </table:table-cell>
          <table:table-cell table:formula="of:=VLOOKUP([.A96];[.B:.B];1;0)" office:value-type="string" office:string-value="きせきのつるぎ" calcext:value-type="string">
            <text:p>きせきのつるぎ</text:p>
          </table:table-cell>
          <table:table-cell table:formula="of:=VLOOKUP([.B96];[.A:.A];1;0)" office:value-type="string" office:string-value="神鳥の杖" calcext:value-type="string">
            <text:p>神鳥の杖</text:p>
          </table:table-cell>
          <table:table-cell/>
          <table:table-cell office:value-type="string" calcext:value-type="string">
            <text:p>ミリオンダガー</text:p>
          </table:table-cell>
        </table:table-row>
        <table:table-row table:style-name="ro1">
          <table:table-cell office:value-type="string" calcext:value-type="string">
            <text:p>くさなぎのけん</text:p>
          </table:table-cell>
          <table:table-cell office:value-type="string" calcext:value-type="string">
            <text:p>ひかりのつえ</text:p>
          </table:table-cell>
          <table:table-cell table:formula="of:=VLOOKUP([.A97];[.B:.B];1;0)" office:value-type="string" office:string-value="くさなぎのけん" calcext:value-type="string">
            <text:p>くさなぎのけん</text:p>
          </table:table-cell>
          <table:table-cell table:formula="of:=VLOOKUP([.B97];[.A:.A];1;0)" office:value-type="string" office:string-value="ひかりのつえ" calcext:value-type="string">
            <text:p>ひかりのつえ</text:p>
          </table:table-cell>
          <table:table-cell/>
          <table:table-cell office:value-type="string" calcext:value-type="string">
            <text:p>神鳥の杖</text:p>
          </table:table-cell>
        </table:table-row>
        <table:table-row table:style-name="ro1">
          <table:table-cell office:value-type="string" calcext:value-type="string">
            <text:p>ミリオンダガー</text:p>
          </table:table-cell>
          <table:table-cell office:value-type="string" calcext:value-type="string">
            <text:p>闇の覇者の魔杖</text:p>
          </table:table-cell>
          <table:table-cell table:formula="of:=VLOOKUP([.A98];[.B:.B];1;0)" office:value-type="string" office:string-value="ミリオンダガー" calcext:value-type="string">
            <text:p>ミリオンダガー</text:p>
          </table:table-cell>
          <table:table-cell table:formula="of:=VLOOKUP([.B98];[.A:.A];1;0)" office:value-type="string" office:string-value="闇の覇者の魔杖" calcext:value-type="string">
            <text:p>闇の覇者の魔杖</text:p>
          </table:table-cell>
          <table:table-cell/>
          <table:table-cell office:value-type="string" calcext:value-type="string">
            <text:p>さとりのしょ</text:p>
          </table:table-cell>
        </table:table-row>
        <table:table-row table:style-name="ro1">
          <table:table-cell office:value-type="string" calcext:value-type="string">
            <text:p>神鳥の杖</text:p>
          </table:table-cell>
          <table:table-cell office:value-type="string" calcext:value-type="string">
            <text:p>封印されし大賢者</text:p>
          </table:table-cell>
          <table:table-cell table:formula="of:=VLOOKUP([.A99];[.B:.B];1;0)" office:value-type="string" office:string-value="神鳥の杖" calcext:value-type="string">
            <text:p>神鳥の杖</text:p>
          </table:table-cell>
          <table:table-cell table:formula="of:=VLOOKUP([.B99];[.A:.A];1;0)" office:value-type="string" office:string-value="封印されし大賢者" calcext:value-type="string">
            <text:p>封印されし大賢者</text:p>
          </table:table-cell>
          <table:table-cell/>
          <table:table-cell office:value-type="string" calcext:value-type="string">
            <text:p>グランゼドーラの剣</text:p>
          </table:table-cell>
        </table:table-row>
        <table:table-row table:style-name="ro1">
          <table:table-cell office:value-type="string" calcext:value-type="string">
            <text:p>さとりのしょ</text:p>
          </table:table-cell>
          <table:table-cell office:value-type="string" calcext:value-type="string">
            <text:p>星降りの霊杖</text:p>
          </table:table-cell>
          <table:table-cell table:formula="of:=VLOOKUP([.A100];[.B:.B];1;0)" office:value-type="string" office:string-value="さとりのしょ" calcext:value-type="string">
            <text:p>さとりのしょ</text:p>
          </table:table-cell>
          <table:table-cell table:formula="of:=VLOOKUP([.B100];[.A:.A];1;0)" office:value-type="string" office:string-value="星降りの霊杖" calcext:value-type="string">
            <text:p>星降りの霊杖</text:p>
          </table:table-cell>
          <table:table-cell/>
          <table:table-cell office:value-type="string" calcext:value-type="string">
            <text:p>光創神のつえ</text:p>
          </table:table-cell>
        </table:table-row>
        <table:table-row table:style-name="ro1">
          <table:table-cell office:value-type="string" calcext:value-type="string">
            <text:p>グランゼドーラの剣</text:p>
          </table:table-cell>
          <table:table-cell office:value-type="string" calcext:value-type="string">
            <text:p>マグマのつえ</text:p>
          </table:table-cell>
          <table:table-cell table:formula="of:=VLOOKUP([.A101];[.B:.B];1;0)" office:value-type="string" office:string-value="グランゼドーラの剣" calcext:value-type="string">
            <text:p>グランゼドーラの剣</text:p>
          </table:table-cell>
          <table:table-cell table:formula="of:=VLOOKUP([.B101];[.A:.A];1;0)" office:value-type="string" office:string-value="マグマのつえ" calcext:value-type="string">
            <text:p>マグマのつえ</text:p>
          </table:table-cell>
          <table:table-cell/>
          <table:table-cell office:value-type="string" calcext:value-type="string">
            <text:p>さとりのつえ</text:p>
          </table:table-cell>
        </table:table-row>
        <table:table-row table:style-name="ro1">
          <table:table-cell office:value-type="string" calcext:value-type="string">
            <text:p>光創神のつえ</text:p>
          </table:table-cell>
          <table:table-cell office:value-type="string" calcext:value-type="string">
            <text:p>ストロスのつえ</text:p>
          </table:table-cell>
          <table:table-cell table:formula="of:=VLOOKUP([.A102];[.B:.B];1;0)" office:value-type="string" office:string-value="光創神のつえ" calcext:value-type="string">
            <text:p>光創神のつえ</text:p>
          </table:table-cell>
          <table:table-cell table:formula="of:=VLOOKUP([.B102];[.A:.A];1;0)" office:value-type="string" office:string-value="ストロスのつえ" calcext:value-type="string">
            <text:p>ストロスのつえ</text:p>
          </table:table-cell>
          <table:table-cell/>
          <table:table-cell office:value-type="string" calcext:value-type="string">
            <text:p>ボルケーノウィップ</text:p>
          </table:table-cell>
        </table:table-row>
        <table:table-row table:style-name="ro1">
          <table:table-cell office:value-type="string" calcext:value-type="string">
            <text:p>さとりのつえ</text:p>
          </table:table-cell>
          <table:table-cell office:value-type="string" calcext:value-type="string">
            <text:p>ドラゴンのつえ</text:p>
          </table:table-cell>
          <table:table-cell table:formula="of:=VLOOKUP([.A103];[.B:.B];1;0)" office:value-type="string" office:string-value="さとりのつえ" calcext:value-type="string">
            <text:p>さとりのつえ</text:p>
          </table:table-cell>
          <table:table-cell table:formula="of:=VLOOKUP([.B103];[.A:.A];1;0)" office:value-type="string" office:string-value="ドラゴンのつえ" calcext:value-type="string">
            <text:p>ドラゴンのつえ</text:p>
          </table:table-cell>
          <table:table-cell/>
          <table:table-cell office:value-type="string" calcext:value-type="string">
            <text:p>王者の剣</text:p>
          </table:table-cell>
        </table:table-row>
        <table:table-row table:style-name="ro1">
          <table:table-cell office:value-type="string" calcext:value-type="string">
            <text:p>ボルケーノウィップ</text:p>
          </table:table-cell>
          <table:table-cell office:value-type="string" calcext:value-type="string">
            <text:p>いかずちのつえ</text:p>
          </table:table-cell>
          <table:table-cell table:formula="of:=VLOOKUP([.A104];[.B:.B];1;0)" office:value-type="string" office:string-value="ボルケーノウィップ" calcext:value-type="string">
            <text:p>ボルケーノウィップ</text:p>
          </table:table-cell>
          <table:table-cell table:formula="of:=VLOOKUP([.B104];[.A:.A];1;0)" office:value-type="string" office:string-value="いかずちのつえ" calcext:value-type="string">
            <text:p>いかずちのつえ</text:p>
          </table:table-cell>
          <table:table-cell/>
          <table:table-cell office:value-type="string" calcext:value-type="string">
            <text:p>ラーミアの杖</text:p>
          </table:table-cell>
        </table:table-row>
        <table:table-row table:style-name="ro1">
          <table:table-cell office:value-type="string" calcext:value-type="string">
            <text:p>王者の剣</text:p>
          </table:table-cell>
          <table:table-cell office:value-type="string" calcext:value-type="string">
            <text:p>天魔王のつえ</text:p>
          </table:table-cell>
          <table:table-cell table:formula="of:=VLOOKUP([.A105];[.B:.B];1;0)" office:value-type="string" office:string-value="王者の剣" calcext:value-type="string">
            <text:p>王者の剣</text:p>
          </table:table-cell>
          <table:table-cell table:formula="of:=VLOOKUP([.B105];[.A:.A];1;0)" office:value-type="string" office:string-value="天魔王のつえ" calcext:value-type="string">
            <text:p>天魔王のつえ</text:p>
          </table:table-cell>
          <table:table-cell/>
          <table:table-cell office:value-type="string" calcext:value-type="string">
            <text:p>バロックエッジ</text:p>
          </table:table-cell>
        </table:table-row>
        <table:table-row table:style-name="ro1">
          <table:table-cell office:value-type="string" calcext:value-type="string">
            <text:p>ラーミアの杖</text:p>
          </table:table-cell>
          <table:table-cell office:value-type="string" calcext:value-type="string">
            <text:p>聖風のつえ</text:p>
          </table:table-cell>
          <table:table-cell table:formula="of:=VLOOKUP([.A106];[.B:.B];1;0)" office:value-type="string" office:string-value="ラーミアの杖" calcext:value-type="string">
            <text:p>ラーミアの杖</text:p>
          </table:table-cell>
          <table:table-cell table:formula="of:=VLOOKUP([.B106];[.A:.A];1;0)" office:value-type="string" office:string-value="聖風のつえ" calcext:value-type="string">
            <text:p>聖風のつえ</text:p>
          </table:table-cell>
          <table:table-cell/>
          <table:table-cell office:value-type="string" calcext:value-type="string">
            <text:p>聖盾騎士のオノ</text:p>
          </table:table-cell>
        </table:table-row>
        <table:table-row table:style-name="ro1">
          <table:table-cell office:value-type="string" calcext:value-type="string">
            <text:p>バロックエッジ</text:p>
          </table:table-cell>
          <table:table-cell office:value-type="string" calcext:value-type="string">
            <text:p>インフェルノワンド</text:p>
          </table:table-cell>
          <table:table-cell table:formula="of:=VLOOKUP([.A107];[.B:.B];1;0)" office:value-type="string" office:string-value="バロックエッジ" calcext:value-type="string">
            <text:p>バロックエッジ</text:p>
          </table:table-cell>
          <table:table-cell table:formula="of:=VLOOKUP([.B107];[.A:.A];1;0)" office:value-type="string" office:string-value="インフェルノワンド" calcext:value-type="string">
            <text:p>インフェルノワンド</text:p>
          </table:table-cell>
          <table:table-cell/>
          <table:table-cell office:value-type="string" calcext:value-type="string">
            <text:p>聖女のこん</text:p>
          </table:table-cell>
        </table:table-row>
        <table:table-row table:style-name="ro1">
          <table:table-cell office:value-type="string" calcext:value-type="string">
            <text:p>聖盾騎士のオノ</text:p>
          </table:table-cell>
          <table:table-cell office:value-type="string" calcext:value-type="string">
            <text:p>マジカルブースター</text:p>
          </table:table-cell>
          <table:table-cell table:formula="of:=VLOOKUP([.A108];[.B:.B];1;0)" office:value-type="string" office:string-value="聖盾騎士のオノ" calcext:value-type="string">
            <text:p>聖盾騎士のオノ</text:p>
          </table:table-cell>
          <table:table-cell table:formula="of:=VLOOKUP([.B108];[.A:.A];1;0)" office:value-type="string" office:string-value="マジカルブースター" calcext:value-type="string">
            <text:p>マジカルブースター</text:p>
          </table:table-cell>
          <table:table-cell/>
          <table:table-cell office:value-type="string" calcext:value-type="string">
            <text:p>黒嵐のツメ</text:p>
          </table:table-cell>
        </table:table-row>
        <table:table-row table:style-name="ro1">
          <table:table-cell office:value-type="string" calcext:value-type="string">
            <text:p>聖女のこん</text:p>
          </table:table-cell>
          <table:table-cell office:value-type="string" calcext:value-type="string">
            <text:p>トワイライトブルーム</text:p>
          </table:table-cell>
          <table:table-cell table:formula="of:=VLOOKUP([.A109];[.B:.B];1;0)" office:value-type="string" office:string-value="聖女のこん" calcext:value-type="string">
            <text:p>聖女のこん</text:p>
          </table:table-cell>
          <table:table-cell table:formula="of:=VLOOKUP([.B109];[.A:.A];1;0)" office:value-type="string" office:string-value="トワイライトブルーム" calcext:value-type="string">
            <text:p>トワイライトブルーム</text:p>
          </table:table-cell>
          <table:table-cell/>
          <table:table-cell office:value-type="string" calcext:value-type="string">
            <text:p>ガイアのつるぎ</text:p>
          </table:table-cell>
        </table:table-row>
        <table:table-row table:style-name="ro1">
          <table:table-cell office:value-type="string" calcext:value-type="string">
            <text:p>黒嵐のツメ</text:p>
          </table:table-cell>
          <table:table-cell office:value-type="string" calcext:value-type="string">
            <text:p>霊獣のつえ</text:p>
          </table:table-cell>
          <table:table-cell table:formula="of:=VLOOKUP([.A110];[.B:.B];1;0)" office:value-type="string" office:string-value="黒嵐のツメ" calcext:value-type="string">
            <text:p>黒嵐のツメ</text:p>
          </table:table-cell>
          <table:table-cell table:formula="of:=VLOOKUP([.B110];[.A:.A];1;0)" office:value-type="string" office:string-value="霊獣のつえ" calcext:value-type="string">
            <text:p>霊獣のつえ</text:p>
          </table:table-cell>
          <table:table-cell/>
          <table:table-cell office:value-type="string" calcext:value-type="string">
            <text:p>魔狼牙</text:p>
          </table:table-cell>
        </table:table-row>
        <table:table-row table:style-name="ro1">
          <table:table-cell office:value-type="string" calcext:value-type="string">
            <text:p>ガイアのつるぎ</text:p>
          </table:table-cell>
          <table:table-cell office:value-type="string" calcext:value-type="string">
            <text:p>ラーミアの杖</text:p>
          </table:table-cell>
          <table:table-cell table:formula="of:=VLOOKUP([.A111];[.B:.B];1;0)" office:value-type="string" office:string-value="ガイアのつるぎ" calcext:value-type="string">
            <text:p>ガイアのつるぎ</text:p>
          </table:table-cell>
          <table:table-cell table:formula="of:=VLOOKUP([.B111];[.A:.A];1;0)" office:value-type="string" office:string-value="ラーミアの杖" calcext:value-type="string">
            <text:p>ラーミアの杖</text:p>
          </table:table-cell>
          <table:table-cell/>
          <table:table-cell office:value-type="string" calcext:value-type="string">
            <text:p>霊獣のつえ</text:p>
          </table:table-cell>
        </table:table-row>
        <table:table-row table:style-name="ro1">
          <table:table-cell office:value-type="string" calcext:value-type="string">
            <text:p>魔狼牙</text:p>
          </table:table-cell>
          <table:table-cell office:value-type="string" calcext:value-type="string">
            <text:p>さとりのつえ</text:p>
          </table:table-cell>
          <table:table-cell table:formula="of:=VLOOKUP([.A112];[.B:.B];1;0)" office:value-type="string" office:string-value="魔狼牙" calcext:value-type="string">
            <text:p>魔狼牙</text:p>
          </table:table-cell>
          <table:table-cell table:formula="of:=VLOOKUP([.B112];[.A:.A];1;0)" office:value-type="string" office:string-value="さとりのつえ" calcext:value-type="string">
            <text:p>さとりのつえ</text:p>
          </table:table-cell>
          <table:table-cell/>
          <table:table-cell office:value-type="string" calcext:value-type="string">
            <text:p>スーパーノヴァ</text:p>
          </table:table-cell>
        </table:table-row>
        <table:table-row table:style-name="ro1">
          <table:table-cell office:value-type="string" calcext:value-type="string">
            <text:p>霊獣のつえ</text:p>
          </table:table-cell>
          <table:table-cell office:value-type="string" calcext:value-type="string">
            <text:p>書聖のつえ</text:p>
          </table:table-cell>
          <table:table-cell table:formula="of:=VLOOKUP([.A113];[.B:.B];1;0)" office:value-type="string" office:string-value="霊獣のつえ" calcext:value-type="string">
            <text:p>霊獣のつえ</text:p>
          </table:table-cell>
          <table:table-cell table:formula="of:=VLOOKUP([.B113];[.A:.A];1;0)" office:value-type="string" office:string-value="書聖のつえ" calcext:value-type="string">
            <text:p>書聖のつえ</text:p>
          </table:table-cell>
          <table:table-cell/>
          <table:table-cell office:value-type="string" calcext:value-type="string">
            <text:p>ナイトメアチェーン</text:p>
          </table:table-cell>
        </table:table-row>
        <table:table-row table:style-name="ro1">
          <table:table-cell office:value-type="string" calcext:value-type="string">
            <text:p>スーパーノヴァ</text:p>
          </table:table-cell>
          <table:table-cell table:style-name="ce2" office:value-type="string" calcext:value-type="string">
            <text:p>ロザリーのつえ</text:p>
          </table:table-cell>
          <table:table-cell table:formula="of:=VLOOKUP([.A114];[.B:.B];1;0)" office:value-type="string" office:string-value="スーパーノヴァ" calcext:value-type="string">
            <text:p>スーパーノヴァ</text:p>
          </table:table-cell>
          <table:table-cell table:formula="of:=VLOOKUP([.B114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トワイライトブルーム</text:p>
          </table:table-cell>
        </table:table-row>
        <table:table-row table:style-name="ro1">
          <table:table-cell office:value-type="string" calcext:value-type="string">
            <text:p>ナイトメアチェーン</text:p>
          </table:table-cell>
          <table:table-cell office:value-type="string" calcext:value-type="string">
            <text:p>りゅうおうのつえ</text:p>
          </table:table-cell>
          <table:table-cell table:formula="of:=VLOOKUP([.A115];[.B:.B];1;0)" office:value-type="string" office:string-value="ナイトメアチェーン" calcext:value-type="string">
            <text:p>ナイトメアチェーン</text:p>
          </table:table-cell>
          <table:table-cell table:formula="of:=VLOOKUP([.B115];[.A:.A];1;0)" office:value-type="string" office:string-value="りゅうおうのつえ" calcext:value-type="string">
            <text:p>りゅうおうのつえ</text:p>
          </table:table-cell>
          <table:table-cell/>
          <table:table-cell office:value-type="string" calcext:value-type="string">
            <text:p>インフェルノワンド</text:p>
          </table:table-cell>
        </table:table-row>
        <table:table-row table:style-name="ro1">
          <table:table-cell office:value-type="string" calcext:value-type="string">
            <text:p>トワイライトブルーム</text:p>
          </table:table-cell>
          <table:table-cell office:value-type="string" calcext:value-type="string">
            <text:p>ひかりのタクト</text:p>
          </table:table-cell>
          <table:table-cell table:formula="of:=VLOOKUP([.A116];[.B:.B];1;0)" office:value-type="string" office:string-value="トワイライトブルーム" calcext:value-type="string">
            <text:p>トワイライトブルーム</text:p>
          </table:table-cell>
          <table:table-cell table:formula="of:=VLOOKUP([.B116];[.A:.A];1;0)" office:value-type="string" office:string-value="ひかりのタクト" calcext:value-type="string">
            <text:p>ひかりのタクト</text:p>
          </table:table-cell>
          <table:table-cell/>
          <table:table-cell office:value-type="string" calcext:value-type="string">
            <text:p>炎獅子のツメ</text:p>
          </table:table-cell>
        </table:table-row>
        <table:table-row table:style-name="ro1">
          <table:table-cell office:value-type="string" calcext:value-type="string">
            <text:p>インフェルノワンド</text:p>
          </table:table-cell>
          <table:table-cell office:value-type="string" calcext:value-type="string">
            <text:p>ゴシックパラソル</text:p>
          </table:table-cell>
          <table:table-cell table:formula="of:=VLOOKUP([.A117];[.B:.B];1;0)" office:value-type="string" office:string-value="インフェルノワンド" calcext:value-type="string">
            <text:p>インフェルノワンド</text:p>
          </table:table-cell>
          <table:table-cell table:formula="of:=VLOOKUP([.B117];[.A:.A];1;0)" office:value-type="string" office:string-value="ゴシックパラソル" calcext:value-type="string">
            <text:p>ゴシックパラソル</text:p>
          </table:table-cell>
          <table:table-cell/>
          <table:table-cell office:value-type="string" calcext:value-type="string">
            <text:p>ストームアンカー</text:p>
          </table:table-cell>
        </table:table-row>
        <table:table-row table:style-name="ro1">
          <table:table-cell office:value-type="string" calcext:value-type="string">
            <text:p>炎獅子のツメ</text:p>
          </table:table-cell>
          <table:table-cell office:value-type="string" calcext:value-type="string">
            <text:p>肉球印の大しゃもじ</text:p>
          </table:table-cell>
          <table:table-cell table:formula="of:=VLOOKUP([.A118];[.B:.B];1;0)" office:value-type="string" office:string-value="炎獅子のツメ" calcext:value-type="string">
            <text:p>炎獅子のツメ</text:p>
          </table:table-cell>
          <table:table-cell table:formula="of:=VLOOKUP([.B118];[.A:.A];1;0)" office:value-type="string" office:string-value="肉球印の大しゃもじ" calcext:value-type="string">
            <text:p>肉球印の大しゃもじ</text:p>
          </table:table-cell>
          <table:table-cell/>
          <table:table-cell office:value-type="string" calcext:value-type="string">
            <text:p>闇の覇者の竜鞭</text:p>
          </table:table-cell>
        </table:table-row>
        <table:table-row table:style-name="ro1">
          <table:table-cell office:value-type="string" calcext:value-type="string">
            <text:p>ストームアンカー</text:p>
          </table:table-cell>
          <table:table-cell office:value-type="string" calcext:value-type="string">
            <text:p>セイクリッドスタッフ</text:p>
          </table:table-cell>
          <table:table-cell table:formula="of:=VLOOKUP([.A119];[.B:.B];1;0)" office:value-type="string" office:string-value="ストームアンカー" calcext:value-type="string">
            <text:p>ストームアンカー</text:p>
          </table:table-cell>
          <table:table-cell table:formula="of:=VLOOKUP([.B119];[.A:.A];1;0)" office:value-type="string" office:string-value="セイクリッドスタッフ" calcext:value-type="string">
            <text:p>セイクリッドスタッフ</text:p>
          </table:table-cell>
          <table:table-cell/>
          <table:table-cell office:value-type="string" calcext:value-type="string">
            <text:p>いかずちのつえ</text:p>
          </table:table-cell>
        </table:table-row>
        <table:table-row table:style-name="ro1">
          <table:table-cell office:value-type="string" calcext:value-type="string">
            <text:p>闇の覇者の竜鞭</text:p>
          </table:table-cell>
          <table:table-cell office:value-type="string" calcext:value-type="string">
            <text:p>小悪魔セティアのロッド</text:p>
          </table:table-cell>
          <table:table-cell table:formula="of:=VLOOKUP([.A120];[.B:.B];1;0)" office:value-type="string" office:string-value="闇の覇者の竜鞭" calcext:value-type="string">
            <text:p>闇の覇者の竜鞭</text:p>
          </table:table-cell>
          <table:table-cell table:formula="of:=VLOOKUP([.B120];[.A:.A];1;0)" office:value-type="string" office:string-value="小悪魔セティアのロッド" calcext:value-type="string">
            <text:p>小悪魔セティアのロッド</text:p>
          </table:table-cell>
          <table:table-cell/>
          <table:table-cell office:value-type="string" calcext:value-type="string">
            <text:p>はかいのつるぎ</text:p>
          </table:table-cell>
        </table:table-row>
        <table:table-row table:style-name="ro1">
          <table:table-cell office:value-type="string" calcext:value-type="string">
            <text:p>いかずちのつえ</text:p>
          </table:table-cell>
          <table:table-cell office:value-type="string" calcext:value-type="string">
            <text:p>さばきのこん</text:p>
          </table:table-cell>
          <table:table-cell table:formula="of:=VLOOKUP([.A121];[.B:.B];1;0)" office:value-type="string" office:string-value="いかずちのつえ" calcext:value-type="string">
            <text:p>いかずちのつえ</text:p>
          </table:table-cell>
          <table:table-cell table:formula="of:=VLOOKUP([.B121];[.A:.A];1;0)" office:value-type="string" office:string-value="さばきのこん" calcext:value-type="string">
            <text:p>さばきのこん</text:p>
          </table:table-cell>
          <table:table-cell/>
          <table:table-cell office:value-type="string" calcext:value-type="string">
            <text:p>ダンシングロッド</text:p>
          </table:table-cell>
        </table:table-row>
        <table:table-row table:style-name="ro1">
          <table:table-cell office:value-type="string" calcext:value-type="string">
            <text:p>はかいのつるぎ</text:p>
          </table:table-cell>
          <table:table-cell office:value-type="string" calcext:value-type="string">
            <text:p>エンジェルロッド</text:p>
          </table:table-cell>
          <table:table-cell table:formula="of:=VLOOKUP([.A122];[.B:.B];1;0)" office:value-type="string" office:string-value="はかいのつるぎ" calcext:value-type="string">
            <text:p>はかいのつるぎ</text:p>
          </table:table-cell>
          <table:table-cell table:formula="of:=VLOOKUP([.B122];[.A:.A];1;0)" office:value-type="string" office:string-value="エンジェルロッド" calcext:value-type="string">
            <text:p>エンジェルロッド</text:p>
          </table:table-cell>
          <table:table-cell/>
          <table:table-cell office:value-type="string" calcext:value-type="string">
            <text:p>閃光烈火のツメ</text:p>
          </table:table-cell>
        </table:table-row>
        <table:table-row table:style-name="ro1">
          <table:table-cell office:value-type="string" calcext:value-type="string">
            <text:p>ダンシングロッド</text:p>
          </table:table-cell>
          <table:table-cell office:value-type="string" calcext:value-type="string">
            <text:p>ぷにぷに肉球ロッド</text:p>
          </table:table-cell>
          <table:table-cell table:formula="of:=VLOOKUP([.A123];[.B:.B];1;0)" office:value-type="string" office:string-value="" calcext:value-type="error">
            <text:p>#N/A</text:p>
          </table:table-cell>
          <table:table-cell table:formula="of:=VLOOKUP([.B123];[.A:.A];1;0)" office:value-type="string" office:string-value="ぷにぷに肉球ロッド" calcext:value-type="string">
            <text:p>ぷにぷに肉球ロッド</text:p>
          </table:table-cell>
          <table:table-cell/>
          <table:table-cell office:value-type="string" calcext:value-type="string">
            <text:p>マスタードラゴンのやり</text:p>
          </table:table-cell>
        </table:table-row>
        <table:table-row table:style-name="ro1">
          <table:table-cell office:value-type="string" calcext:value-type="string">
            <text:p>閃光烈火のツメ</text:p>
          </table:table-cell>
          <table:table-cell office:value-type="string" calcext:value-type="string">
            <text:p>封竜の神楽鈴</text:p>
          </table:table-cell>
          <table:table-cell table:formula="of:=VLOOKUP([.A124];[.B:.B];1;0)" office:value-type="string" office:string-value="閃光烈火のツメ" calcext:value-type="string">
            <text:p>閃光烈火のツメ</text:p>
          </table:table-cell>
          <table:table-cell table:formula="of:=VLOOKUP([.B124];[.A:.A];1;0)" office:value-type="string" office:string-value="封竜の神楽鈴" calcext:value-type="string">
            <text:p>封竜の神楽鈴</text:p>
          </table:table-cell>
          <table:table-cell/>
          <table:table-cell office:value-type="string" calcext:value-type="string">
            <text:p>はおうのオノ</text:p>
          </table:table-cell>
        </table:table-row>
        <table:table-row table:style-name="ro1">
          <table:table-cell office:value-type="string" calcext:value-type="string">
            <text:p>マスタードラゴンのやり</text:p>
          </table:table-cell>
          <table:table-cell office:value-type="string" calcext:value-type="string">
            <text:p>ハンマースピア</text:p>
          </table:table-cell>
          <table:table-cell table:formula="of:=VLOOKUP([.A125];[.B:.B];1;0)" office:value-type="string" office:string-value="マスタードラゴンのやり" calcext:value-type="string">
            <text:p>マスタードラゴンのやり</text:p>
          </table:table-cell>
          <table:table-cell table:formula="of:=VLOOKUP([.B125];[.A:.A];1;0)" office:value-type="string" office:string-value="ハンマースピア" calcext:value-type="string">
            <text:p>ハンマースピア</text:p>
          </table:table-cell>
          <table:table-cell/>
          <table:table-cell office:value-type="string" calcext:value-type="string">
            <text:p>星降りの霊杖</text:p>
          </table:table-cell>
        </table:table-row>
        <table:table-row table:style-name="ro1">
          <table:table-cell office:value-type="string" calcext:value-type="string">
            <text:p>はおうのオノ</text:p>
          </table:table-cell>
          <table:table-cell office:value-type="string" calcext:value-type="string">
            <text:p>魔狼牙</text:p>
          </table:table-cell>
          <table:table-cell table:formula="of:=VLOOKUP([.A126];[.B:.B];1;0)" office:value-type="string" office:string-value="はおうのオノ" calcext:value-type="string">
            <text:p>はおうのオノ</text:p>
          </table:table-cell>
          <table:table-cell table:formula="of:=VLOOKUP([.B126];[.A:.A];1;0)" office:value-type="string" office:string-value="魔狼牙" calcext:value-type="string">
            <text:p>魔狼牙</text:p>
          </table:table-cell>
          <table:table-cell/>
          <table:table-cell office:value-type="string" calcext:value-type="string">
            <text:p>世界樹の天鞭【聖】</text:p>
          </table:table-cell>
        </table:table-row>
        <table:table-row table:style-name="ro1">
          <table:table-cell office:value-type="string" calcext:value-type="string">
            <text:p>星降りの霊杖</text:p>
          </table:table-cell>
          <table:table-cell office:value-type="string" calcext:value-type="string">
            <text:p>聖女のこん</text:p>
          </table:table-cell>
          <table:table-cell table:formula="of:=VLOOKUP([.A127];[.B:.B];1;0)" office:value-type="string" office:string-value="星降りの霊杖" calcext:value-type="string">
            <text:p>星降りの霊杖</text:p>
          </table:table-cell>
          <table:table-cell table:formula="of:=VLOOKUP([.B127];[.A:.A];1;0)" office:value-type="string" office:string-value="聖女のこん" calcext:value-type="string">
            <text:p>聖女のこん</text:p>
          </table:table-cell>
          <table:table-cell/>
          <table:table-cell office:value-type="string" calcext:value-type="string">
            <text:p>封印されし大賢者</text:p>
          </table:table-cell>
        </table:table-row>
        <table:table-row table:style-name="ro1">
          <table:table-cell office:value-type="string" calcext:value-type="string">
            <text:p>世界樹の天鞭【聖】</text:p>
          </table:table-cell>
          <table:table-cell office:value-type="string" calcext:value-type="string">
            <text:p>ドラゴンロッド</text:p>
          </table:table-cell>
          <table:table-cell table:formula="of:=VLOOKUP([.A128];[.B:.B];1;0)" office:value-type="string" office:string-value="世界樹の天鞭【聖】" calcext:value-type="string">
            <text:p>世界樹の天鞭【聖】</text:p>
          </table:table-cell>
          <table:table-cell table:formula="of:=VLOOKUP([.B128];[.A:.A];1;0)" office:value-type="string" office:string-value="ドラゴンロッド" calcext:value-type="string">
            <text:p>ドラゴンロッド</text:p>
          </table:table-cell>
          <table:table-cell/>
          <table:table-cell office:value-type="string" calcext:value-type="string">
            <text:p>守護神の戦笛</text:p>
          </table:table-cell>
        </table:table-row>
        <table:table-row table:style-name="ro1">
          <table:table-cell office:value-type="string" calcext:value-type="string">
            <text:p>封印されし大賢者</text:p>
          </table:table-cell>
          <table:table-cell office:value-type="string" calcext:value-type="string">
            <text:p>やしゃのこん</text:p>
          </table:table-cell>
          <table:table-cell table:formula="of:=VLOOKUP([.A129];[.B:.B];1;0)" office:value-type="string" office:string-value="封印されし大賢者" calcext:value-type="string">
            <text:p>封印されし大賢者</text:p>
          </table:table-cell>
          <table:table-cell table:formula="of:=VLOOKUP([.B129];[.A:.A];1;0)" office:value-type="string" office:string-value="やしゃのこん" calcext:value-type="string">
            <text:p>やしゃのこん</text:p>
          </table:table-cell>
          <table:table-cell/>
          <table:table-cell office:value-type="string" calcext:value-type="string">
            <text:p>封竜の神楽鈴</text:p>
          </table:table-cell>
        </table:table-row>
        <table:table-row table:style-name="ro1">
          <table:table-cell office:value-type="string" calcext:value-type="string">
            <text:p>守護神の戦笛</text:p>
          </table:table-cell>
          <table:table-cell office:value-type="string" calcext:value-type="string">
            <text:p>白き英雄の旗槍</text:p>
          </table:table-cell>
          <table:table-cell table:formula="of:=VLOOKUP([.A130];[.B:.B];1;0)" office:value-type="string" office:string-value="守護神の戦笛" calcext:value-type="string">
            <text:p>守護神の戦笛</text:p>
          </table:table-cell>
          <table:table-cell table:formula="of:=VLOOKUP([.B130];[.A:.A];1;0)" office:value-type="string" office:string-value="白き英雄の旗槍" calcext:value-type="string">
            <text:p>白き英雄の旗槍</text:p>
          </table:table-cell>
          <table:table-cell/>
          <table:table-cell office:value-type="string" calcext:value-type="string">
            <text:p>ドラゴンキラー</text:p>
          </table:table-cell>
        </table:table-row>
        <table:table-row table:style-name="ro1">
          <table:table-cell office:value-type="string" calcext:value-type="string">
            <text:p>封竜の神楽鈴</text:p>
          </table:table-cell>
          <table:table-cell office:value-type="string" calcext:value-type="string">
            <text:p>魔幻槍</text:p>
          </table:table-cell>
          <table:table-cell table:formula="of:=VLOOKUP([.A131];[.B:.B];1;0)" office:value-type="string" office:string-value="封竜の神楽鈴" calcext:value-type="string">
            <text:p>封竜の神楽鈴</text:p>
          </table:table-cell>
          <table:table-cell table:formula="of:=VLOOKUP([.B131];[.A:.A];1;0)" office:value-type="string" office:string-value="魔幻槍" calcext:value-type="string">
            <text:p>魔幻槍</text:p>
          </table:table-cell>
          <table:table-cell/>
          <table:table-cell office:value-type="string" calcext:value-type="string">
            <text:p>ルビスのやり</text:p>
          </table:table-cell>
        </table:table-row>
        <table:table-row table:style-name="ro1">
          <table:table-cell office:value-type="string" calcext:value-type="string">
            <text:p>ドラゴンキラー</text:p>
          </table:table-cell>
          <table:table-cell office:value-type="string" calcext:value-type="string">
            <text:p>ブレアの炎槍</text:p>
          </table:table-cell>
          <table:table-cell table:formula="of:=VLOOKUP([.A132];[.B:.B];1;0)" office:value-type="string" office:string-value="ドラゴンキラー" calcext:value-type="string">
            <text:p>ドラゴンキラー</text:p>
          </table:table-cell>
          <table:table-cell table:formula="of:=VLOOKUP([.B132];[.A:.A];1;0)" office:value-type="string" office:string-value="ブレアの炎槍" calcext:value-type="string">
            <text:p>ブレアの炎槍</text:p>
          </table:table-cell>
          <table:table-cell/>
          <table:table-cell office:value-type="string" calcext:value-type="string">
            <text:p>ライトニングダガー</text:p>
          </table:table-cell>
        </table:table-row>
        <table:table-row table:style-name="ro1">
          <table:table-cell office:value-type="string" calcext:value-type="string">
            <text:p>ルビスのやり</text:p>
          </table:table-cell>
          <table:table-cell office:value-type="string" calcext:value-type="string">
            <text:p>えいゆうのやり</text:p>
          </table:table-cell>
          <table:table-cell table:formula="of:=VLOOKUP([.A133];[.B:.B];1;0)" office:value-type="string" office:string-value="ルビスのやり" calcext:value-type="string">
            <text:p>ルビスのやり</text:p>
          </table:table-cell>
          <table:table-cell table:formula="of:=VLOOKUP([.B133];[.A:.A];1;0)" office:value-type="string" office:string-value="えいゆうのやり" calcext:value-type="string">
            <text:p>えいゆうのやり</text:p>
          </table:table-cell>
          <table:table-cell/>
          <table:table-cell office:value-type="string" calcext:value-type="string">
            <text:p>冥王の大鎌</text:p>
          </table:table-cell>
        </table:table-row>
        <table:table-row table:style-name="ro1">
          <table:table-cell office:value-type="string" calcext:value-type="string">
            <text:p>ライトニングダガー</text:p>
          </table:table-cell>
          <table:table-cell office:value-type="string" calcext:value-type="string">
            <text:p>鎧の魔槍</text:p>
          </table:table-cell>
          <table:table-cell table:formula="of:=VLOOKUP([.A134];[.B:.B];1;0)" office:value-type="string" office:string-value="ライトニングダガー" calcext:value-type="string">
            <text:p>ライトニングダガー</text:p>
          </table:table-cell>
          <table:table-cell table:formula="of:=VLOOKUP([.B134];[.A:.A];1;0)" office:value-type="string" office:string-value="鎧の魔槍" calcext:value-type="string">
            <text:p>鎧の魔槍</text:p>
          </table:table-cell>
          <table:table-cell/>
          <table:table-cell office:value-type="string" calcext:value-type="string">
            <text:p>テリーの剣</text:p>
          </table:table-cell>
        </table:table-row>
        <table:table-row table:style-name="ro1">
          <table:table-cell office:value-type="string" calcext:value-type="string">
            <text:p>冥王の大鎌</text:p>
          </table:table-cell>
          <table:table-cell office:value-type="string" calcext:value-type="string">
            <text:p>クリフトのやり</text:p>
          </table:table-cell>
          <table:table-cell table:formula="of:=VLOOKUP([.A135];[.B:.B];1;0)" office:value-type="string" office:string-value="冥王の大鎌" calcext:value-type="string">
            <text:p>冥王の大鎌</text:p>
          </table:table-cell>
          <table:table-cell table:formula="of:=VLOOKUP([.B135];[.A:.A];1;0)" office:value-type="string" office:string-value="クリフトのやり" calcext:value-type="string">
            <text:p>クリフトのやり</text:p>
          </table:table-cell>
          <table:table-cell/>
          <table:table-cell office:value-type="string" calcext:value-type="string">
            <text:p>キラーピアス</text:p>
          </table:table-cell>
        </table:table-row>
        <table:table-row table:style-name="ro1">
          <table:table-cell office:value-type="string" calcext:value-type="string">
            <text:p>テリーの剣</text:p>
          </table:table-cell>
          <table:table-cell office:value-type="string" calcext:value-type="string">
            <text:p>ルビスのやり</text:p>
          </table:table-cell>
          <table:table-cell table:formula="of:=VLOOKUP([.A136];[.B:.B];1;0)" office:value-type="string" office:string-value="テリーの剣" calcext:value-type="string">
            <text:p>テリーの剣</text:p>
          </table:table-cell>
          <table:table-cell table:formula="of:=VLOOKUP([.B136];[.A:.A];1;0)" office:value-type="string" office:string-value="ルビスのやり" calcext:value-type="string">
            <text:p>ルビスのやり</text:p>
          </table:table-cell>
          <table:table-cell/>
          <table:table-cell office:value-type="string" calcext:value-type="string">
            <text:p>黄竜のツメ</text:p>
          </table:table-cell>
        </table:table-row>
        <table:table-row table:style-name="ro1">
          <table:table-cell office:value-type="string" calcext:value-type="string">
            <text:p>キラーピアス</text:p>
          </table:table-cell>
          <table:table-cell office:value-type="string" calcext:value-type="string">
            <text:p>マスタードラゴンのやり</text:p>
          </table:table-cell>
          <table:table-cell table:formula="of:=VLOOKUP([.A137];[.B:.B];1;0)" office:value-type="string" office:string-value="キラーピアス" calcext:value-type="string">
            <text:p>キラーピアス</text:p>
          </table:table-cell>
          <table:table-cell table:formula="of:=VLOOKUP([.B137];[.A:.A];1;0)" office:value-type="string" office:string-value="マスタードラゴンのやり" calcext:value-type="string">
            <text:p>マスタードラゴンのやり</text:p>
          </table:table-cell>
          <table:table-cell/>
          <table:table-cell office:value-type="string" calcext:value-type="string">
            <text:p>ドラゴンブーメラン</text:p>
          </table:table-cell>
        </table:table-row>
        <table:table-row table:style-name="ro1">
          <table:table-cell office:value-type="string" calcext:value-type="string">
            <text:p>黄竜のツメ</text:p>
          </table:table-cell>
          <table:table-cell office:value-type="string" calcext:value-type="string">
            <text:p>世界樹の天槍【紅】</text:p>
          </table:table-cell>
          <table:table-cell table:formula="of:=VLOOKUP([.A138];[.B:.B];1;0)" office:value-type="string" office:string-value="黄竜のツメ" calcext:value-type="string">
            <text:p>黄竜のツメ</text:p>
          </table:table-cell>
          <table:table-cell table:formula="of:=VLOOKUP([.B138];[.A:.A];1;0)" office:value-type="string" office:string-value="世界樹の天槍【紅】" calcext:value-type="string">
            <text:p>世界樹の天槍【紅】</text:p>
          </table:table-cell>
          <table:table-cell/>
          <table:table-cell table:style-name="ce2" office:value-type="string" calcext:value-type="string">
            <text:p>天空のつるぎ</text:p>
          </table:table-cell>
        </table:table-row>
        <table:table-row table:style-name="ro1">
          <table:table-cell office:value-type="string" calcext:value-type="string">
            <text:p>ドラゴンブーメラン</text:p>
          </table:table-cell>
          <table:table-cell office:value-type="string" calcext:value-type="string">
            <text:p>蒼竜のやり</text:p>
          </table:table-cell>
          <table:table-cell table:formula="of:=VLOOKUP([.A139];[.B:.B];1;0)" office:value-type="string" office:string-value="ドラゴンブーメラン" calcext:value-type="string">
            <text:p>ドラゴンブーメラン</text:p>
          </table:table-cell>
          <table:table-cell table:formula="of:=VLOOKUP([.B139];[.A:.A];1;0)" office:value-type="string" office:string-value="蒼竜のやり" calcext:value-type="string">
            <text:p>蒼竜のやり</text:p>
          </table:table-cell>
          <table:table-cell/>
          <table:table-cell office:value-type="string" calcext:value-type="string">
            <text:p>書聖のつえ</text:p>
          </table:table-cell>
        </table:table-row>
        <table:table-row table:style-name="ro1">
          <table:table-cell table:style-name="ce1" office:value-type="string" calcext:value-type="string">
            <text:p>天空の剣</text:p>
          </table:table-cell>
          <table:table-cell office:value-type="string" calcext:value-type="string">
            <text:p>常闇のやり</text:p>
          </table:table-cell>
          <table:table-cell table:formula="of:=VLOOKUP([.A140];[.B:.B];1;0)" office:value-type="string" office:string-value="" calcext:value-type="error">
            <text:p>#N/A</text:p>
          </table:table-cell>
          <table:table-cell table:formula="of:=VLOOKUP([.B140];[.A:.A];1;0)" office:value-type="string" office:string-value="常闇のやり" calcext:value-type="string">
            <text:p>常闇のやり</text:p>
          </table:table-cell>
          <table:table-cell/>
          <table:table-cell office:value-type="string" calcext:value-type="string">
            <text:p>常闇のやり</text:p>
          </table:table-cell>
        </table:table-row>
        <table:table-row table:style-name="ro1">
          <table:table-cell office:value-type="string" calcext:value-type="string">
            <text:p>書聖のつえ</text:p>
          </table:table-cell>
          <table:table-cell office:value-type="string" calcext:value-type="string">
            <text:p>メタスラのやり</text:p>
          </table:table-cell>
          <table:table-cell table:formula="of:=VLOOKUP([.A141];[.B:.B];1;0)" office:value-type="string" office:string-value="書聖のつえ" calcext:value-type="string">
            <text:p>書聖のつえ</text:p>
          </table:table-cell>
          <table:table-cell table:formula="of:=VLOOKUP([.B141];[.A:.A];1;0)" office:value-type="string" office:string-value="メタスラのやり" calcext:value-type="string">
            <text:p>メタスラのやり</text:p>
          </table:table-cell>
          <table:table-cell/>
          <table:table-cell office:value-type="string" calcext:value-type="string">
            <text:p>冥獣のツメ</text:p>
          </table:table-cell>
        </table:table-row>
        <table:table-row table:style-name="ro1">
          <table:table-cell office:value-type="string" calcext:value-type="string">
            <text:p>常闇のやり</text:p>
          </table:table-cell>
          <table:table-cell office:value-type="string" calcext:value-type="string">
            <text:p>らいじんのやり</text:p>
          </table:table-cell>
          <table:table-cell table:formula="of:=VLOOKUP([.A142];[.B:.B];1;0)" office:value-type="string" office:string-value="常闇のやり" calcext:value-type="string">
            <text:p>常闇のやり</text:p>
          </table:table-cell>
          <table:table-cell table:formula="of:=VLOOKUP([.B142];[.A:.A];1;0)" office:value-type="string" office:string-value="らいじんのやり" calcext:value-type="string">
            <text:p>らいじんのやり</text:p>
          </table:table-cell>
          <table:table-cell/>
          <table:table-cell office:value-type="string" calcext:value-type="string">
            <text:p>カンダタトマホーク</text:p>
          </table:table-cell>
        </table:table-row>
        <table:table-row table:style-name="ro1">
          <table:table-cell office:value-type="string" calcext:value-type="string">
            <text:p>冥獣のツメ</text:p>
          </table:table-cell>
          <table:table-cell office:value-type="string" calcext:value-type="string">
            <text:p>にくきゅうミトン</text:p>
          </table:table-cell>
          <table:table-cell table:formula="of:=VLOOKUP([.A143];[.B:.B];1;0)" office:value-type="string" office:string-value="冥獣のツメ" calcext:value-type="string">
            <text:p>冥獣のツメ</text:p>
          </table:table-cell>
          <table:table-cell table:formula="of:=VLOOKUP([.B143];[.A:.A];1;0)" office:value-type="string" office:string-value="にくきゅうミトン" calcext:value-type="string">
            <text:p>にくきゅうミトン</text:p>
          </table:table-cell>
          <table:table-cell/>
          <table:table-cell office:value-type="string" calcext:value-type="string">
            <text:p>オーシャンウィップ</text:p>
          </table:table-cell>
        </table:table-row>
        <table:table-row table:style-name="ro1">
          <table:table-cell office:value-type="string" calcext:value-type="string">
            <text:p>カンダタトマホーク</text:p>
          </table:table-cell>
          <table:table-cell office:value-type="string" calcext:value-type="string">
            <text:p>グリザードの鋭牙</text:p>
          </table:table-cell>
          <table:table-cell table:formula="of:=VLOOKUP([.A144];[.B:.B];1;0)" office:value-type="string" office:string-value="カンダタトマホーク" calcext:value-type="string">
            <text:p>カンダタトマホーク</text:p>
          </table:table-cell>
          <table:table-cell table:formula="of:=VLOOKUP([.B144];[.A:.A];1;0)" office:value-type="string" office:string-value="グリザードの鋭牙" calcext:value-type="string">
            <text:p>グリザードの鋭牙</text:p>
          </table:table-cell>
          <table:table-cell/>
          <table:table-cell office:value-type="string" calcext:value-type="string">
            <text:p>蒼竜のやり</text:p>
          </table:table-cell>
        </table:table-row>
        <table:table-row table:style-name="ro1">
          <table:table-cell office:value-type="string" calcext:value-type="string">
            <text:p>オーシャンウィップ</text:p>
          </table:table-cell>
          <table:table-cell office:value-type="string" calcext:value-type="string">
            <text:p>竜の女王のツメ</text:p>
          </table:table-cell>
          <table:table-cell table:formula="of:=VLOOKUP([.A145];[.B:.B];1;0)" office:value-type="string" office:string-value="オーシャンウィップ" calcext:value-type="string">
            <text:p>オーシャンウィップ</text:p>
          </table:table-cell>
          <table:table-cell table:formula="of:=VLOOKUP([.B145];[.A:.A];1;0)" office:value-type="string" office:string-value="竜の女王のツメ" calcext:value-type="string">
            <text:p>竜の女王のツメ</text:p>
          </table:table-cell>
          <table:table-cell/>
          <table:table-cell office:value-type="string" calcext:value-type="string">
            <text:p>ハンマースピア</text:p>
          </table:table-cell>
        </table:table-row>
        <table:table-row table:style-name="ro1">
          <table:table-cell office:value-type="string" calcext:value-type="string">
            <text:p>蒼竜のやり</text:p>
          </table:table-cell>
          <table:table-cell office:value-type="string" calcext:value-type="string">
            <text:p>幻魔王のツメ</text:p>
          </table:table-cell>
          <table:table-cell table:formula="of:=VLOOKUP([.A146];[.B:.B];1;0)" office:value-type="string" office:string-value="蒼竜のやり" calcext:value-type="string">
            <text:p>蒼竜のやり</text:p>
          </table:table-cell>
          <table:table-cell table:formula="of:=VLOOKUP([.B146];[.A:.A];1;0)" office:value-type="string" office:string-value="幻魔王のツメ" calcext:value-type="string">
            <text:p>幻魔王のツメ</text:p>
          </table:table-cell>
          <table:table-cell/>
          <table:table-cell office:value-type="string" calcext:value-type="string">
            <text:p>鎧の魔剣</text:p>
          </table:table-cell>
        </table:table-row>
        <table:table-row table:style-name="ro1">
          <table:table-cell office:value-type="string" calcext:value-type="string">
            <text:p>ハンマースピア</text:p>
          </table:table-cell>
          <table:table-cell office:value-type="string" calcext:value-type="string">
            <text:p>KM2式破壊機爪</text:p>
          </table:table-cell>
          <table:table-cell table:formula="of:=VLOOKUP([.A147];[.B:.B];1;0)" office:value-type="string" office:string-value="ハンマースピア" calcext:value-type="string">
            <text:p>ハンマースピア</text:p>
          </table:table-cell>
          <table:table-cell table:formula="of:=VLOOKUP([.B147];[.A:.A];1;0)" office:value-type="string" office:string-value="KM2式破壊機爪" calcext:value-type="string">
            <text:p>KM2式破壊機爪</text:p>
          </table:table-cell>
          <table:table-cell/>
          <table:table-cell office:value-type="string" calcext:value-type="string">
            <text:p>はぐれメタルの剣</text:p>
          </table:table-cell>
        </table:table-row>
        <table:table-row table:style-name="ro1">
          <table:table-cell office:value-type="string" calcext:value-type="string">
            <text:p>鎧の魔剣</text:p>
          </table:table-cell>
          <table:table-cell office:value-type="string" calcext:value-type="string">
            <text:p>武神の剛拳</text:p>
          </table:table-cell>
          <table:table-cell table:formula="of:=VLOOKUP([.A148];[.B:.B];1;0)" office:value-type="string" office:string-value="鎧の魔剣" calcext:value-type="string">
            <text:p>鎧の魔剣</text:p>
          </table:table-cell>
          <table:table-cell table:formula="of:=VLOOKUP([.B148];[.A:.A];1;0)" office:value-type="string" office:string-value="武神の剛拳" calcext:value-type="string">
            <text:p>武神の剛拳</text:p>
          </table:table-cell>
          <table:table-cell/>
          <table:table-cell office:value-type="string" calcext:value-type="string">
            <text:p>世界樹の天槍【紅】</text:p>
          </table:table-cell>
        </table:table-row>
        <table:table-row table:style-name="ro1">
          <table:table-cell office:value-type="string" calcext:value-type="string">
            <text:p>はぐれメタルの剣</text:p>
          </table:table-cell>
          <table:table-cell office:value-type="string" calcext:value-type="string">
            <text:p>ドラゴンキラー</text:p>
          </table:table-cell>
          <table:table-cell table:formula="of:=VLOOKUP([.A149];[.B:.B];1;0)" office:value-type="string" office:string-value="はぐれメタルの剣" calcext:value-type="string">
            <text:p>はぐれメタルの剣</text:p>
          </table:table-cell>
          <table:table-cell table:formula="of:=VLOOKUP([.B149];[.A:.A];1;0)" office:value-type="string" office:string-value="ドラゴンキラー" calcext:value-type="string">
            <text:p>ドラゴンキラー</text:p>
          </table:table-cell>
          <table:table-cell/>
          <table:table-cell office:value-type="string" calcext:value-type="string">
            <text:p>ガルーダウィング</text:p>
          </table:table-cell>
        </table:table-row>
        <table:table-row table:style-name="ro1">
          <table:table-cell office:value-type="string" calcext:value-type="string">
            <text:p>世界樹の天槍【紅】</text:p>
          </table:table-cell>
          <table:table-cell office:value-type="string" calcext:value-type="string">
            <text:p>閃光烈火のツメ</text:p>
          </table:table-cell>
          <table:table-cell table:formula="of:=VLOOKUP([.A150];[.B:.B];1;0)" office:value-type="string" office:string-value="世界樹の天槍【紅】" calcext:value-type="string">
            <text:p>世界樹の天槍【紅】</text:p>
          </table:table-cell>
          <table:table-cell table:formula="of:=VLOOKUP([.B150];[.A:.A];1;0)" office:value-type="string" office:string-value="閃光烈火のツメ" calcext:value-type="string">
            <text:p>閃光烈火のツメ</text:p>
          </table:table-cell>
          <table:table-cell/>
          <table:table-cell office:value-type="string" calcext:value-type="string">
            <text:p>ロトのつるぎ</text:p>
          </table:table-cell>
        </table:table-row>
        <table:table-row table:style-name="ro1">
          <table:table-cell office:value-type="string" calcext:value-type="string">
            <text:p>ガルーダウィング</text:p>
          </table:table-cell>
          <table:table-cell office:value-type="string" calcext:value-type="string">
            <text:p>炎獅子のツメ</text:p>
          </table:table-cell>
          <table:table-cell table:formula="of:=VLOOKUP([.A151];[.B:.B];1;0)" office:value-type="string" office:string-value="ガルーダウィング" calcext:value-type="string">
            <text:p>ガルーダウィング</text:p>
          </table:table-cell>
          <table:table-cell table:formula="of:=VLOOKUP([.B151];[.A:.A];1;0)" office:value-type="string" office:string-value="炎獅子のツメ" calcext:value-type="string">
            <text:p>炎獅子のツメ</text:p>
          </table:table-cell>
          <table:table-cell/>
          <table:table-cell office:value-type="string" calcext:value-type="string">
            <text:p>ドラゴンロッド</text:p>
          </table:table-cell>
        </table:table-row>
        <table:table-row table:style-name="ro1">
          <table:table-cell office:value-type="string" calcext:value-type="string">
            <text:p>ロトのつるぎ</text:p>
          </table:table-cell>
          <table:table-cell office:value-type="string" calcext:value-type="string">
            <text:p>黒嵐のツメ</text:p>
          </table:table-cell>
          <table:table-cell table:formula="of:=VLOOKUP([.A152];[.B:.B];1;0)" office:value-type="string" office:string-value="ロトのつるぎ" calcext:value-type="string">
            <text:p>ロトのつるぎ</text:p>
          </table:table-cell>
          <table:table-cell table:formula="of:=VLOOKUP([.B152];[.A:.A];1;0)" office:value-type="string" office:string-value="黒嵐のツメ" calcext:value-type="string">
            <text:p>黒嵐のツメ</text:p>
          </table:table-cell>
          <table:table-cell/>
          <table:table-cell office:value-type="string" calcext:value-type="string">
            <text:p>パプニカのナイフ</text:p>
          </table:table-cell>
        </table:table-row>
        <table:table-row table:style-name="ro1">
          <table:table-cell office:value-type="string" calcext:value-type="string">
            <text:p>ドラゴンロッド</text:p>
          </table:table-cell>
          <table:table-cell office:value-type="string" calcext:value-type="string">
            <text:p>冥獣のツメ</text:p>
          </table:table-cell>
          <table:table-cell table:formula="of:=VLOOKUP([.A153];[.B:.B];1;0)" office:value-type="string" office:string-value="ドラゴンロッド" calcext:value-type="string">
            <text:p>ドラゴンロッド</text:p>
          </table:table-cell>
          <table:table-cell table:formula="of:=VLOOKUP([.B153];[.A:.A];1;0)" office:value-type="string" office:string-value="冥獣のツメ" calcext:value-type="string">
            <text:p>冥獣のツメ</text:p>
          </table:table-cell>
          <table:table-cell/>
          <table:table-cell office:value-type="string" calcext:value-type="string">
            <text:p>名もなき大剣</text:p>
          </table:table-cell>
        </table:table-row>
        <table:table-row table:style-name="ro1">
          <table:table-cell table:style-name="ce1" office:value-type="string" calcext:value-type="string">
            <text:p>ロザリーの杖</text:p>
          </table:table-cell>
          <table:table-cell office:value-type="string" calcext:value-type="string">
            <text:p>黄竜のツメ</text:p>
          </table:table-cell>
          <table:table-cell table:formula="of:=VLOOKUP([.A154];[.B:.B];1;0)" office:value-type="string" office:string-value="" calcext:value-type="error">
            <text:p>#N/A</text:p>
          </table:table-cell>
          <table:table-cell table:formula="of:=VLOOKUP([.B154];[.A:.A];1;0)" office:value-type="string" office:string-value="黄竜のツメ" calcext:value-type="string">
            <text:p>黄竜のツメ</text:p>
          </table:table-cell>
          <table:table-cell/>
          <table:table-cell office:value-type="string" calcext:value-type="string">
            <text:p>メダルキングの剣</text:p>
          </table:table-cell>
        </table:table-row>
        <table:table-row table:style-name="ro1">
          <table:table-cell office:value-type="string" calcext:value-type="string">
            <text:p>パプニカのナイフ</text:p>
          </table:table-cell>
          <table:table-cell office:value-type="string" calcext:value-type="string">
            <text:p>クリスタルクロー</text:p>
          </table:table-cell>
          <table:table-cell table:formula="of:=VLOOKUP([.A155];[.B:.B];1;0)" office:value-type="string" office:string-value="パプニカのナイフ" calcext:value-type="string">
            <text:p>パプニカのナイフ</text:p>
          </table:table-cell>
          <table:table-cell table:formula="of:=VLOOKUP([.B155];[.A:.A];1;0)" office:value-type="string" office:string-value="クリスタルクロー" calcext:value-type="string">
            <text:p>クリスタルクロー</text:p>
          </table:table-cell>
          <table:table-cell/>
          <table:table-cell office:value-type="string" calcext:value-type="string">
            <text:p>デスピサロの牙</text:p>
          </table:table-cell>
        </table:table-row>
        <table:table-row table:style-name="ro1">
          <table:table-cell office:value-type="string" calcext:value-type="string">
            <text:p>名もなき大剣</text:p>
          </table:table-cell>
          <table:table-cell office:value-type="string" calcext:value-type="string">
            <text:p>ブルフィオーレ</text:p>
          </table:table-cell>
          <table:table-cell table:formula="of:=VLOOKUP([.A156];[.B:.B];1;0)" office:value-type="string" office:string-value="名もなき大剣" calcext:value-type="string">
            <text:p>名もなき大剣</text:p>
          </table:table-cell>
          <table:table-cell table:formula="of:=VLOOKUP([.B156];[.A:.A];1;0)" office:value-type="string" office:string-value="ブルフィオーレ" calcext:value-type="string">
            <text:p>ブルフィオーレ</text:p>
          </table:table-cell>
          <table:table-cell/>
          <table:table-cell office:value-type="string" calcext:value-type="string">
            <text:p>メタスラのオノ</text:p>
          </table:table-cell>
        </table:table-row>
        <table:table-row table:style-name="ro1">
          <table:table-cell office:value-type="string" calcext:value-type="string">
            <text:p>メダルキングの剣</text:p>
          </table:table-cell>
          <table:table-cell office:value-type="string" calcext:value-type="string">
            <text:p>グリンガムの三竜鞭</text:p>
          </table:table-cell>
          <table:table-cell table:formula="of:=VLOOKUP([.A157];[.B:.B];1;0)" office:value-type="string" office:string-value="メダルキングの剣" calcext:value-type="string">
            <text:p>メダルキングの剣</text:p>
          </table:table-cell>
          <table:table-cell table:formula="of:=VLOOKUP([.B157];[.A:.A];1;0)" office:value-type="string" office:string-value="グリンガムの三竜鞭" calcext:value-type="string">
            <text:p>グリンガムの三竜鞭</text:p>
          </table:table-cell>
          <table:table-cell/>
          <table:table-cell office:value-type="string" calcext:value-type="string">
            <text:p>マジカルブースター</text:p>
          </table:table-cell>
        </table:table-row>
        <table:table-row table:style-name="ro1">
          <table:table-cell office:value-type="string" calcext:value-type="string">
            <text:p>デスピサロの牙</text:p>
          </table:table-cell>
          <table:table-cell office:value-type="string" calcext:value-type="string">
            <text:p>ルイーダウィップ</text:p>
          </table:table-cell>
          <table:table-cell table:formula="of:=VLOOKUP([.A158];[.B:.B];1;0)" office:value-type="string" office:string-value="デスピサロの牙" calcext:value-type="string">
            <text:p>デスピサロの牙</text:p>
          </table:table-cell>
          <table:table-cell table:formula="of:=VLOOKUP([.B158];[.A:.A];1;0)" office:value-type="string" office:string-value="ルイーダウィップ" calcext:value-type="string">
            <text:p>ルイーダウィップ</text:p>
          </table:table-cell>
          <table:table-cell/>
          <table:table-cell office:value-type="string" calcext:value-type="string">
            <text:p>ひかりのつえ</text:p>
          </table:table-cell>
        </table:table-row>
        <table:table-row table:style-name="ro1">
          <table:table-cell office:value-type="string" calcext:value-type="string">
            <text:p>メタスラのオノ</text:p>
          </table:table-cell>
          <table:table-cell office:value-type="string" calcext:value-type="string">
            <text:p>ラーミアのムチ</text:p>
          </table:table-cell>
          <table:table-cell table:formula="of:=VLOOKUP([.A159];[.B:.B];1;0)" office:value-type="string" office:string-value="メタスラのオノ" calcext:value-type="string">
            <text:p>メタスラのオノ</text:p>
          </table:table-cell>
          <table:table-cell table:formula="of:=VLOOKUP([.B159];[.A:.A];1;0)" office:value-type="string" office:string-value="ラーミアのムチ" calcext:value-type="string">
            <text:p>ラーミアのムチ</text:p>
          </table:table-cell>
          <table:table-cell/>
          <table:table-cell office:value-type="string" calcext:value-type="string">
            <text:p>ひかりのタクト</text:p>
          </table:table-cell>
        </table:table-row>
        <table:table-row table:style-name="ro1">
          <table:table-cell office:value-type="string" calcext:value-type="string">
            <text:p>マジカルブースター</text:p>
          </table:table-cell>
          <table:table-cell office:value-type="string" calcext:value-type="string">
            <text:p>みわくのリボン</text:p>
          </table:table-cell>
          <table:table-cell table:formula="of:=VLOOKUP([.A160];[.B:.B];1;0)" office:value-type="string" office:string-value="マジカルブースター" calcext:value-type="string">
            <text:p>マジカルブースター</text:p>
          </table:table-cell>
          <table:table-cell table:formula="of:=VLOOKUP([.B160];[.A:.A];1;0)" office:value-type="string" office:string-value="みわくのリボン" calcext:value-type="string">
            <text:p>みわくのリボン</text:p>
          </table:table-cell>
          <table:table-cell/>
          <table:table-cell office:value-type="string" calcext:value-type="string">
            <text:p>りゅうおうのつえ</text:p>
          </table:table-cell>
        </table:table-row>
        <table:table-row table:style-name="ro1">
          <table:table-cell office:value-type="string" calcext:value-type="string">
            <text:p>ひかりのつえ</text:p>
          </table:table-cell>
          <table:table-cell office:value-type="string" calcext:value-type="string">
            <text:p>カルベロビュート</text:p>
          </table:table-cell>
          <table:table-cell table:formula="of:=VLOOKUP([.A161];[.B:.B];1;0)" office:value-type="string" office:string-value="ひかりのつえ" calcext:value-type="string">
            <text:p>ひかりのつえ</text:p>
          </table:table-cell>
          <table:table-cell table:formula="of:=VLOOKUP([.B161];[.A:.A];1;0)" office:value-type="string" office:string-value="カルベロビュート" calcext:value-type="string">
            <text:p>カルベロビュート</text:p>
          </table:table-cell>
          <table:table-cell/>
          <table:table-cell office:value-type="string" calcext:value-type="string">
            <text:p>メタルウイング</text:p>
          </table:table-cell>
        </table:table-row>
        <table:table-row table:style-name="ro1">
          <table:table-cell office:value-type="string" calcext:value-type="string">
            <text:p>ひかりのタクト</text:p>
          </table:table-cell>
          <table:table-cell office:value-type="string" calcext:value-type="string">
            <text:p>絶美なる妖鞭</text:p>
          </table:table-cell>
          <table:table-cell table:formula="of:=VLOOKUP([.A162];[.B:.B];1;0)" office:value-type="string" office:string-value="ひかりのタクト" calcext:value-type="string">
            <text:p>ひかりのタクト</text:p>
          </table:table-cell>
          <table:table-cell table:formula="of:=VLOOKUP([.B162];[.A:.A];1;0)" office:value-type="string" office:string-value="絶美なる妖鞭" calcext:value-type="string">
            <text:p>絶美なる妖鞭</text:p>
          </table:table-cell>
          <table:table-cell/>
          <table:table-cell office:value-type="string" calcext:value-type="string">
            <text:p>王家のレイピア</text:p>
          </table:table-cell>
        </table:table-row>
        <table:table-row table:style-name="ro1">
          <table:table-cell office:value-type="string" calcext:value-type="string">
            <text:p>りゅうおうのつえ</text:p>
          </table:table-cell>
          <table:table-cell office:value-type="string" calcext:value-type="string">
            <text:p>百獣の暗黒鞭</text:p>
          </table:table-cell>
          <table:table-cell table:formula="of:=VLOOKUP([.A163];[.B:.B];1;0)" office:value-type="string" office:string-value="りゅうおうのつえ" calcext:value-type="string">
            <text:p>りゅうおうのつえ</text:p>
          </table:table-cell>
          <table:table-cell table:formula="of:=VLOOKUP([.B163];[.A:.A];1;0)" office:value-type="string" office:string-value="百獣の暗黒鞭" calcext:value-type="string">
            <text:p>百獣の暗黒鞭</text:p>
          </table:table-cell>
          <table:table-cell/>
          <table:table-cell office:value-type="string" calcext:value-type="string">
            <text:p>プラチナウィング</text:p>
          </table:table-cell>
        </table:table-row>
        <table:table-row table:style-name="ro1">
          <table:table-cell office:value-type="string" calcext:value-type="string">
            <text:p>メタルウイング</text:p>
          </table:table-cell>
          <table:table-cell office:value-type="string" calcext:value-type="string">
            <text:p>世界樹の天鞭【聖】</text:p>
          </table:table-cell>
          <table:table-cell table:formula="of:=VLOOKUP([.A164];[.B:.B];1;0)" office:value-type="string" office:string-value="" calcext:value-type="error">
            <text:p>#N/A</text:p>
          </table:table-cell>
          <table:table-cell table:formula="of:=VLOOKUP([.B164];[.A:.A];1;0)" office:value-type="string" office:string-value="世界樹の天鞭【聖】" calcext:value-type="string">
            <text:p>世界樹の天鞭【聖】</text:p>
          </table:table-cell>
          <table:table-cell/>
          <table:table-cell office:value-type="string" calcext:value-type="string">
            <text:p>クリスタルクロー</text:p>
          </table:table-cell>
        </table:table-row>
        <table:table-row table:style-name="ro1">
          <table:table-cell office:value-type="string" calcext:value-type="string">
            <text:p>王家のレイピア</text:p>
          </table:table-cell>
          <table:table-cell office:value-type="string" calcext:value-type="string">
            <text:p>グリンガムのムチ</text:p>
          </table:table-cell>
          <table:table-cell table:formula="of:=VLOOKUP([.A165];[.B:.B];1;0)" office:value-type="string" office:string-value="王家のレイピア" calcext:value-type="string">
            <text:p>王家のレイピア</text:p>
          </table:table-cell>
          <table:table-cell table:formula="of:=VLOOKUP([.B165];[.A:.A];1;0)" office:value-type="string" office:string-value="グリンガムのムチ" calcext:value-type="string">
            <text:p>グリンガムのムチ</text:p>
          </table:table-cell>
          <table:table-cell/>
          <table:table-cell office:value-type="string" calcext:value-type="string">
            <text:p>らいじんのやり</text:p>
          </table:table-cell>
        </table:table-row>
        <table:table-row table:style-name="ro1">
          <table:table-cell office:value-type="string" calcext:value-type="string">
            <text:p>プラチナウィング</text:p>
          </table:table-cell>
          <table:table-cell office:value-type="string" calcext:value-type="string">
            <text:p>闇の覇者の竜鞭</text:p>
          </table:table-cell>
          <table:table-cell table:formula="of:=VLOOKUP([.A166];[.B:.B];1;0)" office:value-type="string" office:string-value="プラチナウィング" calcext:value-type="string">
            <text:p>プラチナウィング</text:p>
          </table:table-cell>
          <table:table-cell table:formula="of:=VLOOKUP([.B166];[.A:.A];1;0)" office:value-type="string" office:string-value="闇の覇者の竜鞭" calcext:value-type="string">
            <text:p>闇の覇者の竜鞭</text:p>
          </table:table-cell>
          <table:table-cell/>
          <table:table-cell office:value-type="string" calcext:value-type="string">
            <text:p>やしゃのこん</text:p>
          </table:table-cell>
        </table:table-row>
        <table:table-row table:style-name="ro1">
          <table:table-cell office:value-type="string" calcext:value-type="string">
            <text:p>クリスタルクロー</text:p>
          </table:table-cell>
          <table:table-cell office:value-type="string" calcext:value-type="string">
            <text:p>ナイトメアチェーン</text:p>
          </table:table-cell>
          <table:table-cell table:formula="of:=VLOOKUP([.A167];[.B:.B];1;0)" office:value-type="string" office:string-value="クリスタルクロー" calcext:value-type="string">
            <text:p>クリスタルクロー</text:p>
          </table:table-cell>
          <table:table-cell table:formula="of:=VLOOKUP([.B167];[.A:.A];1;0)" office:value-type="string" office:string-value="ナイトメアチェーン" calcext:value-type="string">
            <text:p>ナイトメアチェーン</text:p>
          </table:table-cell>
          <table:table-cell/>
          <table:table-cell office:value-type="string" calcext:value-type="string">
            <text:p>ゴシックパラソル</text:p>
          </table:table-cell>
        </table:table-row>
        <table:table-row table:style-name="ro1">
          <table:table-cell office:value-type="string" calcext:value-type="string">
            <text:p>らいじんのやり</text:p>
          </table:table-cell>
          <table:table-cell office:value-type="string" calcext:value-type="string">
            <text:p>オーシャンウィップ</text:p>
          </table:table-cell>
          <table:table-cell table:formula="of:=VLOOKUP([.A168];[.B:.B];1;0)" office:value-type="string" office:string-value="らいじんのやり" calcext:value-type="string">
            <text:p>らいじんのやり</text:p>
          </table:table-cell>
          <table:table-cell table:formula="of:=VLOOKUP([.B168];[.A:.A];1;0)" office:value-type="string" office:string-value="オーシャンウィップ" calcext:value-type="string">
            <text:p>オーシャンウィップ</text:p>
          </table:table-cell>
          <table:table-cell/>
          <table:table-cell office:value-type="string" calcext:value-type="string">
            <text:p>メタスラの剣</text:p>
          </table:table-cell>
        </table:table-row>
        <table:table-row table:style-name="ro1">
          <table:table-cell office:value-type="string" calcext:value-type="string">
            <text:p>やしゃのこん</text:p>
          </table:table-cell>
          <table:table-cell office:value-type="string" calcext:value-type="string">
            <text:p>ボルケーノウィップ</text:p>
          </table:table-cell>
          <table:table-cell table:formula="of:=VLOOKUP([.A169];[.B:.B];1;0)" office:value-type="string" office:string-value="やしゃのこん" calcext:value-type="string">
            <text:p>やしゃのこん</text:p>
          </table:table-cell>
          <table:table-cell table:formula="of:=VLOOKUP([.B169];[.A:.A];1;0)" office:value-type="string" office:string-value="ボルケーノウィップ" calcext:value-type="string">
            <text:p>ボルケーノウィップ</text:p>
          </table:table-cell>
          <table:table-cell/>
          <table:table-cell office:value-type="string" calcext:value-type="string">
            <text:p>メタスラのやり</text:p>
          </table:table-cell>
        </table:table-row>
        <table:table-row table:style-name="ro1">
          <table:table-cell office:value-type="string" calcext:value-type="string">
            <text:p>ゴシックパラソル</text:p>
          </table:table-cell>
          <table:table-cell office:value-type="string" calcext:value-type="string">
            <text:p>たいようのおうぎ</text:p>
          </table:table-cell>
          <table:table-cell table:formula="of:=VLOOKUP([.A170];[.B:.B];1;0)" office:value-type="string" office:string-value="ゴシックパラソル" calcext:value-type="string">
            <text:p>ゴシックパラソル</text:p>
          </table:table-cell>
          <table:table-cell table:formula="of:=VLOOKUP([.B170];[.A:.A];1;0)" office:value-type="string" office:string-value="たいようのおうぎ" calcext:value-type="string">
            <text:p>たいようのおうぎ</text:p>
          </table:table-cell>
          <table:table-cell/>
          <table:table-cell office:value-type="string" calcext:value-type="string">
            <text:p>キーファの剣</text:p>
          </table:table-cell>
        </table:table-row>
        <table:table-row table:style-name="ro1">
          <table:table-cell office:value-type="string" calcext:value-type="string">
            <text:p>メタスラの剣</text:p>
          </table:table-cell>
          <table:table-cell office:value-type="string" calcext:value-type="string">
            <text:p>ケキちゃん</text:p>
          </table:table-cell>
          <table:table-cell table:formula="of:=VLOOKUP([.A171];[.B:.B];1;0)" office:value-type="string" office:string-value="メタスラの剣" calcext:value-type="string">
            <text:p>メタスラの剣</text:p>
          </table:table-cell>
          <table:table-cell table:formula="of:=VLOOKUP([.B171];[.A:.A];1;0)" office:value-type="string" office:string-value="ケキちゃん" calcext:value-type="string">
            <text:p>ケキちゃん</text:p>
          </table:table-cell>
          <table:table-cell/>
          <table:table-cell office:value-type="string" calcext:value-type="string">
            <text:p>いなずまの剣</text:p>
          </table:table-cell>
        </table:table-row>
        <table:table-row table:style-name="ro1">
          <table:table-cell office:value-type="string" calcext:value-type="string">
            <text:p>メタスラのやり</text:p>
          </table:table-cell>
          <table:table-cell table:style-name="ce2" office:value-type="string" calcext:value-type="string">
            <text:p>妖精の円月輪</text:p>
          </table:table-cell>
          <table:table-cell table:formula="of:=VLOOKUP([.A172];[.B:.B];1;0)" office:value-type="string" office:string-value="メタスラのやり" calcext:value-type="string">
            <text:p>メタスラのやり</text:p>
          </table:table-cell>
          <table:table-cell table:formula="of:=VLOOKUP([.B172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金のスライムハンマー</text:p>
          </table:table-cell>
        </table:table-row>
        <table:table-row table:style-name="ro1">
          <table:table-cell office:value-type="string" calcext:value-type="string">
            <text:p>キーファの剣</text:p>
          </table:table-cell>
          <table:table-cell office:value-type="string" calcext:value-type="string">
            <text:p>げっかびじん</text:p>
          </table:table-cell>
          <table:table-cell table:formula="of:=VLOOKUP([.A173];[.B:.B];1;0)" office:value-type="string" office:string-value="キーファの剣" calcext:value-type="string">
            <text:p>キーファの剣</text:p>
          </table:table-cell>
          <table:table-cell table:formula="of:=VLOOKUP([.B173];[.A:.A];1;0)" office:value-type="string" office:string-value="げっかびじん" calcext:value-type="string">
            <text:p>げっかびじん</text:p>
          </table:table-cell>
          <table:table-cell/>
          <table:table-cell office:value-type="string" calcext:value-type="string">
            <text:p>グレートアックス</text:p>
          </table:table-cell>
        </table:table-row>
        <table:table-row table:style-name="ro1">
          <table:table-cell office:value-type="string" calcext:value-type="string">
            <text:p>いなずまの剣</text:p>
          </table:table-cell>
          <table:table-cell office:value-type="string" calcext:value-type="string">
            <text:p>ふしぎなタンバリン</text:p>
          </table:table-cell>
          <table:table-cell table:formula="of:=VLOOKUP([.A174];[.B:.B];1;0)" office:value-type="string" office:string-value="いなずまの剣" calcext:value-type="string">
            <text:p>いなずまの剣</text:p>
          </table:table-cell>
          <table:table-cell table:formula="of:=VLOOKUP([.B174];[.A:.A];1;0)" office:value-type="string" office:string-value="ふしぎなタンバリン" calcext:value-type="string">
            <text:p>ふしぎなタンバリン</text:p>
          </table:table-cell>
          <table:table-cell/>
          <table:table-cell office:value-type="string" calcext:value-type="string">
            <text:p>名刀斬鉄丸</text:p>
          </table:table-cell>
        </table:table-row>
        <table:table-row table:style-name="ro1">
          <table:table-cell office:value-type="string" calcext:value-type="string">
            <text:p>金のスライムハンマー</text:p>
          </table:table-cell>
          <table:table-cell office:value-type="string" calcext:value-type="string">
            <text:p>じげんりゅうの闘扇</text:p>
          </table:table-cell>
          <table:table-cell table:formula="of:=VLOOKUP([.A175];[.B:.B];1;0)" office:value-type="string" office:string-value="金のスライムハンマー" calcext:value-type="string">
            <text:p>金のスライムハンマー</text:p>
          </table:table-cell>
          <table:table-cell table:formula="of:=VLOOKUP([.B175];[.A:.A];1;0)" office:value-type="string" office:string-value="じげんりゅうの闘扇" calcext:value-type="string">
            <text:p>じげんりゅうの闘扇</text:p>
          </table:table-cell>
          <table:table-cell/>
          <table:table-cell office:value-type="string" calcext:value-type="string">
            <text:p>アリアハンの剣</text:p>
          </table:table-cell>
        </table:table-row>
        <table:table-row table:style-name="ro1">
          <table:table-cell office:value-type="string" calcext:value-type="string">
            <text:p>グレートアックス</text:p>
          </table:table-cell>
          <table:table-cell office:value-type="string" calcext:value-type="string">
            <text:p>ガルーダウィング</text:p>
          </table:table-cell>
          <table:table-cell table:formula="of:=VLOOKUP([.A176];[.B:.B];1;0)" office:value-type="string" office:string-value="グレートアックス" calcext:value-type="string">
            <text:p>グレートアックス</text:p>
          </table:table-cell>
          <table:table-cell table:formula="of:=VLOOKUP([.B176];[.A:.A];1;0)" office:value-type="string" office:string-value="ガルーダウィング" calcext:value-type="string">
            <text:p>ガルーダウィング</text:p>
          </table:table-cell>
          <table:table-cell/>
          <table:table-cell office:value-type="string" calcext:value-type="string">
            <text:p>スイカブーメラン</text:p>
          </table:table-cell>
        </table:table-row>
        <table:table-row table:style-name="ro1">
          <table:table-cell office:value-type="string" calcext:value-type="string">
            <text:p>名刀斬鉄丸</text:p>
          </table:table-cell>
          <table:table-cell office:value-type="string" calcext:value-type="string">
            <text:p>クレセントムーン</text:p>
          </table:table-cell>
          <table:table-cell table:formula="of:=VLOOKUP([.A177];[.B:.B];1;0)" office:value-type="string" office:string-value="" calcext:value-type="error">
            <text:p>#N/A</text:p>
          </table:table-cell>
          <table:table-cell table:formula="of:=VLOOKUP([.B177];[.A:.A];1;0)" office:value-type="string" office:string-value="クレセントムーン" calcext:value-type="string">
            <text:p>クレセントムーン</text:p>
          </table:table-cell>
          <table:table-cell/>
          <table:table-cell office:value-type="string" calcext:value-type="string">
            <text:p>ほのおのつるぎ</text:p>
          </table:table-cell>
        </table:table-row>
        <table:table-row table:style-name="ro1">
          <table:table-cell office:value-type="string" calcext:value-type="string">
            <text:p>アリアハンの剣</text:p>
          </table:table-cell>
          <table:table-cell office:value-type="string" calcext:value-type="string">
            <text:p>スーパーノヴァ</text:p>
          </table:table-cell>
          <table:table-cell table:formula="of:=VLOOKUP([.A178];[.B:.B];1;0)" office:value-type="string" office:string-value="アリアハンの剣" calcext:value-type="string">
            <text:p>アリアハンの剣</text:p>
          </table:table-cell>
          <table:table-cell table:formula="of:=VLOOKUP([.B178];[.A:.A];1;0)" office:value-type="string" office:string-value="スーパーノヴァ" calcext:value-type="string">
            <text:p>スーパーノヴァ</text:p>
          </table:table-cell>
          <table:table-cell/>
          <table:table-cell office:value-type="string" calcext:value-type="string">
            <text:p>真空の斧</text:p>
          </table:table-cell>
        </table:table-row>
        <table:table-row table:style-name="ro1">
          <table:table-cell office:value-type="string" calcext:value-type="string">
            <text:p>スイカブーメラン</text:p>
          </table:table-cell>
          <table:table-cell office:value-type="string" calcext:value-type="string">
            <text:p>プラチナウィング</text:p>
          </table:table-cell>
          <table:table-cell table:formula="of:=VLOOKUP([.A179];[.B:.B];1;0)" office:value-type="string" office:string-value="スイカブーメラン" calcext:value-type="string">
            <text:p>スイカブーメラン</text:p>
          </table:table-cell>
          <table:table-cell table:formula="of:=VLOOKUP([.B179];[.A:.A];1;0)" office:value-type="string" office:string-value="プラチナウィング" calcext:value-type="string">
            <text:p>プラチナウィング</text:p>
          </table:table-cell>
          <table:table-cell/>
          <table:table-cell office:value-type="string" calcext:value-type="string">
            <text:p>はやぶさの剣</text:p>
          </table:table-cell>
        </table:table-row>
        <table:table-row table:style-name="ro1">
          <table:table-cell office:value-type="string" calcext:value-type="string">
            <text:p>ほのおのつるぎ</text:p>
          </table:table-cell>
          <table:table-cell office:value-type="string" calcext:value-type="string">
            <text:p>スイカブーメラン</text:p>
          </table:table-cell>
          <table:table-cell table:formula="of:=VLOOKUP([.A180];[.B:.B];1;0)" office:value-type="string" office:string-value="ほのおのつるぎ" calcext:value-type="string">
            <text:p>ほのおのつるぎ</text:p>
          </table:table-cell>
          <table:table-cell table:formula="of:=VLOOKUP([.B180];[.A:.A];1;0)" office:value-type="string" office:string-value="スイカブーメラン" calcext:value-type="string">
            <text:p>スイカブーメラン</text:p>
          </table:table-cell>
          <table:table-cell/>
          <table:table-cell office:value-type="string" calcext:value-type="string">
            <text:p>マグマのつえ</text:p>
          </table:table-cell>
        </table:table-row>
        <table:table-row table:style-name="ro1">
          <table:table-cell office:value-type="string" calcext:value-type="string">
            <text:p>真空の斧</text:p>
          </table:table-cell>
          <table:table-cell office:value-type="string" calcext:value-type="string">
            <text:p>カンダタトマホーク</text:p>
          </table:table-cell>
          <table:table-cell table:formula="of:=VLOOKUP([.A181];[.B:.B];1;0)" office:value-type="string" office:string-value="真空の斧" calcext:value-type="string">
            <text:p>真空の斧</text:p>
          </table:table-cell>
          <table:table-cell table:formula="of:=VLOOKUP([.B181];[.A:.A];1;0)" office:value-type="string" office:string-value="カンダタトマホーク" calcext:value-type="string">
            <text:p>カンダタトマホーク</text:p>
          </table:table-cell>
          <table:table-cell/>
          <table:table-cell office:value-type="string" calcext:value-type="string">
            <text:p>クリフトのやり</text:p>
          </table:table-cell>
        </table:table-row>
        <table:table-row table:style-name="ro1">
          <table:table-cell office:value-type="string" calcext:value-type="string">
            <text:p>はやぶさの剣</text:p>
          </table:table-cell>
          <table:table-cell table:style-name="ce2" office:value-type="string" calcext:value-type="string">
            <text:p>メタルウィング</text:p>
          </table:table-cell>
          <table:table-cell table:formula="of:=VLOOKUP([.A182];[.B:.B];1;0)" office:value-type="string" office:string-value="はやぶさの剣" calcext:value-type="string">
            <text:p>はやぶさの剣</text:p>
          </table:table-cell>
          <table:table-cell table:formula="of:=VLOOKUP([.B182];[.A:.A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魔剣士の片手剣</text:p>
          </table:table-cell>
        </table:table-row>
        <table:table-row table:style-name="ro1">
          <table:table-cell office:value-type="string" calcext:value-type="string">
            <text:p>マグマのつえ</text:p>
          </table:table-cell>
          <table:table-cell office:value-type="string" calcext:value-type="string">
            <text:p>ドラゴンブーメラン</text:p>
          </table:table-cell>
          <table:table-cell table:formula="of:=VLOOKUP([.A183];[.B:.B];1;0)" office:value-type="string" office:string-value="マグマのつえ" calcext:value-type="string">
            <text:p>マグマのつえ</text:p>
          </table:table-cell>
          <table:table-cell table:formula="of:=VLOOKUP([.B183];[.A:.A];1;0)" office:value-type="string" office:string-value="ドラゴンブーメラン" calcext:value-type="string">
            <text:p>ドラゴンブーメラン</text:p>
          </table:table-cell>
          <table:table-cell/>
          <table:table-cell table:style-name="ce2" office:value-type="string" calcext:value-type="string">
            <text:p>はぐれメタルの剣【錬】</text:p>
          </table:table-cell>
        </table:table-row>
        <table:table-row table:style-name="ro1">
          <table:table-cell office:value-type="string" calcext:value-type="string">
            <text:p>クリフトのやり</text:p>
          </table:table-cell>
          <table:table-cell office:value-type="string" calcext:value-type="string">
            <text:p>神喰らいの大剣</text:p>
          </table:table-cell>
          <table:table-cell table:formula="of:=VLOOKUP([.A184];[.B:.B];1;0)" office:value-type="string" office:string-value="クリフトのやり" calcext:value-type="string">
            <text:p>クリフトのやり</text:p>
          </table:table-cell>
          <table:table-cell table:formula="of:=VLOOKUP([.B184];[.A:.A];1;0)" office:value-type="string" office:string-value="神喰らいの大剣" calcext:value-type="string">
            <text:p>神喰らいの大剣</text:p>
          </table:table-cell>
          <table:table-cell/>
          <table:table-cell table:style-name="ce2" office:value-type="string" calcext:value-type="string">
            <text:p>きせきのつるぎ【錬】</text:p>
          </table:table-cell>
        </table:table-row>
        <table:table-row table:style-name="ro1">
          <table:table-cell office:value-type="string" calcext:value-type="string">
            <text:p>魔剣士の片手剣</text:p>
          </table:table-cell>
          <table:table-cell office:value-type="string" calcext:value-type="string">
            <text:p>大太刀・朝神楽</text:p>
          </table:table-cell>
          <table:table-cell table:formula="of:=VLOOKUP([.A185];[.B:.B];1;0)" office:value-type="string" office:string-value="魔剣士の片手剣" calcext:value-type="string">
            <text:p>魔剣士の片手剣</text:p>
          </table:table-cell>
          <table:table-cell table:formula="of:=VLOOKUP([.B185];[.A:.A];1;0)" office:value-type="string" office:string-value="大太刀・朝神楽" calcext:value-type="string">
            <text:p>大太刀・朝神楽</text:p>
          </table:table-cell>
          <table:table-cell/>
          <table:table-cell table:style-name="ce2" office:value-type="string" calcext:value-type="string">
            <text:p>はやぶさの剣・改【錬】</text:p>
          </table:table-cell>
        </table:table-row>
        <table:table-row table:style-name="ro1">
          <table:table-cell/>
          <table:table-cell office:value-type="string" calcext:value-type="string">
            <text:p>メタルキングの大剣</text:p>
          </table:table-cell>
          <table:table-cell table:formula="of:=VLOOKUP([.A186];[.B:.B];1;0)" office:value-type="string" office:string-value="" calcext:value-type="error">
            <text:p>#N/A</text:p>
          </table:table-cell>
          <table:table-cell table:formula="of:=VLOOKUP([.B186];[.A:.A];1;0)" office:value-type="string" office:string-value="メタルキングの大剣" calcext:value-type="string">
            <text:p>メタルキングの大剣</text:p>
          </table:table-cell>
          <table:table-cell/>
          <table:table-cell table:style-name="ce2" office:value-type="string" calcext:value-type="string">
            <text:p>はやぶさの剣【錬】</text:p>
          </table:table-cell>
        </table:table-row>
        <table:table-row table:style-name="ro1">
          <table:table-cell/>
          <table:table-cell office:value-type="string" calcext:value-type="string">
            <text:p>名もなき大剣</text:p>
          </table:table-cell>
          <table:table-cell table:formula="of:=VLOOKUP([.A187];[.B:.B];1;0)" office:value-type="string" office:string-value="" calcext:value-type="error">
            <text:p>#N/A</text:p>
          </table:table-cell>
          <table:table-cell table:formula="of:=VLOOKUP([.B187];[.A:.A];1;0)" office:value-type="string" office:string-value="名もなき大剣" calcext:value-type="string">
            <text:p>名もなき大剣</text:p>
          </table:table-cell>
          <table:table-cell/>
          <table:table-cell table:style-name="ce2" office:value-type="string" calcext:value-type="string">
            <text:p>はがねのつるぎ【錬】</text:p>
          </table:table-cell>
        </table:table-row>
        <table:table-row table:style-name="ro1">
          <table:table-cell/>
          <table:table-cell office:value-type="string" calcext:value-type="string">
            <text:p>闇はらう光の大剣</text:p>
          </table:table-cell>
          <table:table-cell table:formula="of:=VLOOKUP([.A188];[.B:.B];1;0)" office:value-type="string" office:string-value="" calcext:value-type="error">
            <text:p>#N/A</text:p>
          </table:table-cell>
          <table:table-cell table:formula="of:=VLOOKUP([.B188];[.A:.A];1;0)" office:value-type="string" office:string-value="闇はらう光の大剣" calcext:value-type="string">
            <text:p>闇はらう光の大剣</text:p>
          </table:table-cell>
          <table:table-cell/>
          <table:table-cell table:style-name="ce2" office:value-type="string" calcext:value-type="string">
            <text:p>はおうのオノ【錬】</text:p>
          </table:table-cell>
        </table:table-row>
        <table:table-row table:style-name="ro1">
          <table:table-cell/>
          <table:table-cell office:value-type="string" calcext:value-type="string">
            <text:p>ゴールデンクレイモア</text:p>
          </table:table-cell>
          <table:table-cell table:formula="of:=VLOOKUP([.A189];[.B:.B];1;0)" office:value-type="string" office:string-value="" calcext:value-type="error">
            <text:p>#N/A</text:p>
          </table:table-cell>
          <table:table-cell table:formula="of:=VLOOKUP([.B189];[.A:.A];1;0)" office:value-type="string" office:string-value="ゴールデンクレイモア" calcext:value-type="string">
            <text:p>ゴールデンクレイモア</text:p>
          </table:table-cell>
          <table:table-cell/>
          <table:table-cell table:style-name="ce2" office:value-type="string" calcext:value-type="string">
            <text:p>キングアックス【錬】</text:p>
          </table:table-cell>
        </table:table-row>
        <table:table-row table:style-name="ro1">
          <table:table-cell/>
          <table:table-cell office:value-type="string" calcext:value-type="string">
            <text:p>大太刀・立葵</text:p>
          </table:table-cell>
          <table:table-cell table:formula="of:=VLOOKUP([.A190];[.B:.B];1;0)" office:value-type="string" office:string-value="" calcext:value-type="error">
            <text:p>#N/A</text:p>
          </table:table-cell>
          <table:table-cell table:formula="of:=VLOOKUP([.B190];[.A:.A];1;0)" office:value-type="string" office:string-value="大太刀・立葵" calcext:value-type="string">
            <text:p>大太刀・立葵</text:p>
          </table:table-cell>
          <table:table-cell/>
          <table:table-cell table:style-name="ce2" office:value-type="string" calcext:value-type="string">
            <text:p>グレートアックス【錬】</text:p>
          </table:table-cell>
        </table:table-row>
        <table:table-row table:style-name="ro1">
          <table:table-cell/>
          <table:table-cell office:value-type="string" calcext:value-type="string">
            <text:p>獄炎の大剣</text:p>
          </table:table-cell>
          <table:table-cell table:formula="of:=VLOOKUP([.A191];[.B:.B];1;0)" office:value-type="string" office:string-value="" calcext:value-type="error">
            <text:p>#N/A</text:p>
          </table:table-cell>
          <table:table-cell table:formula="of:=VLOOKUP([.B191];[.A:.A];1;0)" office:value-type="string" office:string-value="獄炎の大剣" calcext:value-type="string">
            <text:p>獄炎の大剣</text:p>
          </table:table-cell>
          <table:table-cell/>
          <table:table-cell table:style-name="ce2" office:value-type="string" calcext:value-type="string">
            <text:p>バトルアックス【錬】</text:p>
          </table:table-cell>
        </table:table-row>
        <table:table-row table:style-name="ro1">
          <table:table-cell/>
          <table:table-cell table:style-name="ce2" office:value-type="string" calcext:value-type="string">
            <text:p>星海の天球儀</text:p>
          </table:table-cell>
          <table:table-cell table:formula="of:=VLOOKUP([.A192];[.B:.B];1;0)" office:value-type="string" office:string-value="" calcext:value-type="error">
            <text:p>#N/A</text:p>
          </table:table-cell>
          <table:table-cell table:formula="of:=VLOOKUP([.B192];[.A:.A];1;0)" office:value-type="string" office:string-value="" calcext:value-type="error">
            <text:p>#N/A</text:p>
          </table:table-cell>
          <table:table-cell/>
          <table:table-cell table:style-name="ce2" office:value-type="string" calcext:value-type="string">
            <text:p>ライトアックス【錬】</text:p>
          </table:table-cell>
        </table:table-row>
        <table:table-row table:style-name="ro1">
          <table:table-cell/>
          <table:table-cell office:value-type="string" calcext:value-type="string">
            <text:p>竜神王の杖</text:p>
          </table:table-cell>
          <table:table-cell table:formula="of:=VLOOKUP([.A193];[.B:.B];1;0)" office:value-type="string" office:string-value="" calcext:value-type="error">
            <text:p>#N/A</text:p>
          </table:table-cell>
          <table:table-cell table:formula="of:=VLOOKUP([.B193];[.A:.A];1;0)" office:value-type="string" office:string-value="竜神王の杖" calcext:value-type="string">
            <text:p>竜神王の杖</text:p>
          </table:table-cell>
          <table:table-cell/>
          <table:table-cell table:style-name="ce2" office:value-type="string" calcext:value-type="string">
            <text:p>オーロラの杖【錬】</text:p>
          </table:table-cell>
        </table:table-row>
        <table:table-row table:style-name="ro1">
          <table:table-cell/>
          <table:table-cell office:value-type="string" calcext:value-type="string">
            <text:p>ピッコロ大魔王の玉座</text:p>
          </table:table-cell>
          <table:table-cell table:formula="of:=VLOOKUP([.A194];[.B:.B];1;0)" office:value-type="string" office:string-value="" calcext:value-type="error">
            <text:p>#N/A</text:p>
          </table:table-cell>
          <table:table-cell table:formula="of:=VLOOKUP([.B194];[.A:.A];1;0)" office:value-type="string" office:string-value="ピッコロ大魔王の玉座" calcext:value-type="string">
            <text:p>ピッコロ大魔王の玉座</text:p>
          </table:table-cell>
          <table:table-cell/>
          <table:table-cell table:style-name="ce2" office:value-type="string" calcext:value-type="string">
            <text:p>マグマのつえ【錬】</text:p>
          </table:table-cell>
        </table:table-row>
        <table:table-row table:style-name="ro1">
          <table:table-cell/>
          <table:table-cell office:value-type="string" calcext:value-type="string">
            <text:p>ホイポイカプセル</text:p>
          </table:table-cell>
          <table:table-cell table:formula="of:=VLOOKUP([.A195];[.B:.B];1;0)" office:value-type="string" office:string-value="" calcext:value-type="error">
            <text:p>#N/A</text:p>
          </table:table-cell>
          <table:table-cell table:formula="of:=VLOOKUP([.B195];[.A:.A];1;0)" office:value-type="string" office:string-value="ホイポイカプセル" calcext:value-type="string">
            <text:p>ホイポイカプセル</text:p>
          </table:table-cell>
          <table:table-cell/>
          <table:table-cell table:style-name="ce2" office:value-type="string" calcext:value-type="string">
            <text:p>いかずちのつえ【錬】</text:p>
          </table:table-cell>
        </table:table-row>
        <table:table-row table:style-name="ro1">
          <table:table-cell/>
          <table:table-cell office:value-type="string" calcext:value-type="string">
            <text:p>如意棒</text:p>
          </table:table-cell>
          <table:table-cell table:formula="of:=VLOOKUP([.A196];[.B:.B];1;0)" office:value-type="string" office:string-value="" calcext:value-type="error">
            <text:p>#N/A</text:p>
          </table:table-cell>
          <table:table-cell table:formula="of:=VLOOKUP([.B196];[.A:.A];1;0)" office:value-type="string" office:string-value="如意棒" calcext:value-type="string">
            <text:p>如意棒</text:p>
          </table:table-cell>
          <table:table-cell/>
          <table:table-cell table:style-name="ce2" office:value-type="string" calcext:value-type="string">
            <text:p>さとりのつえ【錬】</text:p>
          </table:table-cell>
        </table:table-row>
        <table:table-row table:style-name="ro1">
          <table:table-cell/>
          <table:table-cell office:value-type="string" calcext:value-type="string">
            <text:p>やみのころもの黒炎</text:p>
          </table:table-cell>
          <table:table-cell table:formula="of:=VLOOKUP([.A197];[.B:.B];1;0)" office:value-type="string" office:string-value="" calcext:value-type="error">
            <text:p>#N/A</text:p>
          </table:table-cell>
          <table:table-cell table:formula="of:=VLOOKUP([.B197];[.A:.A];1;0)" office:value-type="string" office:string-value="やみのころもの黒炎" calcext:value-type="string">
            <text:p>やみのころもの黒炎</text:p>
          </table:table-cell>
          <table:table-cell/>
          <table:table-cell table:style-name="ce2" office:value-type="string" calcext:value-type="string">
            <text:p>ほのおのつえ【錬】</text:p>
          </table:table-cell>
        </table:table-row>
        <table:table-row table:style-name="ro1">
          <table:table-cell/>
          <table:table-cell office:value-type="string" calcext:value-type="string">
            <text:p>しんぴの水晶</text:p>
          </table:table-cell>
          <table:table-cell table:formula="of:=VLOOKUP([.A198];[.B:.B];1;0)" office:value-type="string" office:string-value="" calcext:value-type="error">
            <text:p>#N/A</text:p>
          </table:table-cell>
          <table:table-cell table:formula="of:=VLOOKUP([.B198];[.A:.A];1;0)" office:value-type="string" office:string-value="しんぴの水晶" calcext:value-type="string">
            <text:p>しんぴの水晶</text:p>
          </table:table-cell>
          <table:table-cell/>
          <table:table-cell table:style-name="ce2" office:value-type="string" calcext:value-type="string">
            <text:p>ロザリーのつえ</text:p>
          </table:table-cell>
        </table:table-row>
        <table:table-row table:style-name="ro1">
          <table:table-cell/>
          <table:table-cell office:value-type="string" calcext:value-type="string">
            <text:p>はかいのてっきゅう</text:p>
          </table:table-cell>
          <table:table-cell table:formula="of:=VLOOKUP([.A199];[.B:.B];1;0)" office:value-type="string" office:string-value="" calcext:value-type="error">
            <text:p>#N/A</text:p>
          </table:table-cell>
          <table:table-cell table:formula="of:=VLOOKUP([.B199];[.A:.A];1;0)" office:value-type="string" office:string-value="はかいのてっきゅう" calcext:value-type="string">
            <text:p>はかいのてっきゅう</text:p>
          </table:table-cell>
          <table:table-cell/>
          <table:table-cell table:style-name="ce2" office:value-type="string" calcext:value-type="string">
            <text:p>妖精の円月輪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メタルウィング</text:p>
          </table:table-cell>
        </table:table-row>
      </table:table>
      <table:named-expressions/>
      <table:database-ranges>
        <table:database-range table:name="__Anonymous_Sheet_DB__0" table:target-range-address="星5武器.A2:星5武器.D19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23T10:30:02.345000000</dc:date>
    <meta:editing-duration>PT30M25S</meta:editing-duration>
    <meta:editing-cycles>1</meta:editing-cycles>
    <meta:document-statistic meta:table-count="1" meta:cell-count="977" meta:object-count="0"/>
    <meta:generator>LibreOffice/7.4.0.3$Windows_X86_64 LibreOffice_project/f85e47c08ddd19c015c0114a68350214f7066f5a</meta:generator>
  </office:meta>
</office:document-meta>
</file>